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 style:family="paragraph" style:parent-style-name="Standard">
      <style:text-properties style:font-name="Arial" fo:language="en" fo:country="US" officeooo:paragraph-rsid="0021c380" style:language-complex="ar" style:country-complex="SA"/>
    </style:style>
    <style:style style:name="P7" style:family="paragraph" style:parent-style-name="Standard">
      <style:text-properties style:font-name="Arial" fo:language="en" fo:country="US" officeooo:rsid="001febee" officeooo:paragraph-rsid="0021c380" style:language-complex="ar" style:country-complex="SA"/>
    </style:style>
    <style:style style:name="P8" style:family="paragraph" style:parent-style-name="Standard">
      <style:text-properties fo:color="#3f5fbf" style:font-name="Monospace" fo:font-size="10pt" officeooo:rsid="00407bf2" officeooo:paragraph-rsid="00407bf2" style:font-size-asian="10pt"/>
    </style:style>
    <style:style style:name="P9" style:family="paragraph" style:parent-style-name="Standard">
      <style:text-properties fo:color="#000000" style:font-name="Monospace" fo:font-size="10pt" officeooo:rsid="00407bf2" officeooo:paragraph-rsid="00407bf2" style:font-size-asian="10pt"/>
    </style:style>
    <style:style style:name="P10" style:family="paragraph" style:parent-style-name="Body">
      <style:text-properties fo:language="en" fo:country="US" style:language-complex="ar" style:country-complex="SA"/>
    </style:style>
    <style:style style:name="P11" style:family="paragraph" style:parent-style-name="Body">
      <style:text-properties fo:language="en" fo:country="US" officeooo:rsid="001febee" officeooo:paragraph-rsid="0021c380" style:language-complex="ar" style:country-complex="SA"/>
    </style:style>
    <style:style style:name="P12" style:family="paragraph" style:parent-style-name="Body">
      <style:text-properties fo:language="en" fo:country="US" officeooo:rsid="004423b9" officeooo:paragraph-rsid="003dc5bd" style:language-complex="ar" style:country-complex="SA"/>
    </style:style>
    <style:style style:name="P13" style:family="paragraph" style:parent-style-name="Body">
      <style:text-properties fo:language="en" fo:country="US" officeooo:rsid="0058c04f" officeooo:paragraph-rsid="003dc5bd" style:language-complex="ar" style:country-complex="SA"/>
    </style:style>
    <style:style style:name="P14" style:family="paragraph" style:parent-style-name="Body">
      <style:text-properties fo:language="en" fo:country="US" officeooo:rsid="0093a640" officeooo:paragraph-rsid="003dc5bd" style:language-complex="ar" style:country-complex="SA"/>
    </style:style>
    <style:style style:name="P15"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8" style:family="paragraph" style:parent-style-name="Body">
      <style:text-properties officeooo:paragraph-rsid="0021c380"/>
    </style:style>
    <style:style style:name="P19" style:family="paragraph" style:parent-style-name="Body">
      <style:text-properties officeooo:rsid="0018f655" officeooo:paragraph-rsid="003dc5bd"/>
    </style:style>
    <style:style style:name="P20" style:family="paragraph" style:parent-style-name="Body">
      <style:text-properties fo:font-style="normal" officeooo:rsid="0050667c" officeooo:paragraph-rsid="003dc5bd" style:font-style-asian="normal" style:font-style-complex="normal"/>
    </style:style>
    <style:style style:name="P21" style:family="paragraph" style:parent-style-name="Body">
      <style:text-properties fo:font-style="normal" officeooo:rsid="004893bd" officeooo:paragraph-rsid="003dc5bd" style:font-style-asian="normal" style:font-style-complex="normal"/>
    </style:style>
    <style:style style:name="P22" style:family="paragraph" style:parent-style-name="Body">
      <style:text-properties fo:font-style="normal" officeooo:rsid="004a973d" officeooo:paragraph-rsid="003dc5bd" style:font-style-asian="normal" style:font-style-complex="normal"/>
    </style:style>
    <style:style style:name="P23" style:family="paragraph" style:parent-style-name="Body">
      <style:text-properties fo:font-style="normal" officeooo:rsid="004b76ce" officeooo:paragraph-rsid="003dc5bd" style:font-style-asian="normal" style:font-style-complex="normal"/>
    </style:style>
    <style:style style:name="P24" style:family="paragraph" style:parent-style-name="Body">
      <style:text-properties fo:font-style="normal" officeooo:rsid="004c2b47" officeooo:paragraph-rsid="003dc5bd" style:font-style-asian="normal" style:font-style-complex="normal"/>
    </style:style>
    <style:style style:name="P25" style:family="paragraph" style:parent-style-name="Body">
      <style:text-properties fo:font-style="normal" officeooo:rsid="005284b8" officeooo:paragraph-rsid="003dc5bd" style:font-style-asian="normal" style:font-style-complex="normal"/>
    </style:style>
    <style:style style:name="P26" style:family="paragraph" style:parent-style-name="Body">
      <style:text-properties officeooo:rsid="00463c18" officeooo:paragraph-rsid="003dc5bd"/>
    </style:style>
    <style:style style:name="P27" style:family="paragraph" style:parent-style-name="Body">
      <style:text-properties officeooo:rsid="004893bd" officeooo:paragraph-rsid="003dc5bd"/>
    </style:style>
    <style:style style:name="P28" style:family="paragraph" style:parent-style-name="Body">
      <style:text-properties officeooo:rsid="004e4125" officeooo:paragraph-rsid="003dc5bd"/>
    </style:style>
    <style:style style:name="P29" style:family="paragraph" style:parent-style-name="Body">
      <style:text-properties officeooo:rsid="004e29fc" officeooo:paragraph-rsid="003dc5bd"/>
    </style:style>
    <style:style style:name="P30" style:family="paragraph" style:parent-style-name="Body">
      <style:text-properties officeooo:paragraph-rsid="0029d236"/>
    </style:style>
    <style:style style:name="P31" style:family="paragraph" style:parent-style-name="Body">
      <style:text-properties officeooo:rsid="005284b8" officeooo:paragraph-rsid="003dc5bd"/>
    </style:style>
    <style:style style:name="P32" style:family="paragraph" style:parent-style-name="Body">
      <style:text-properties officeooo:rsid="005379ab" officeooo:paragraph-rsid="003dc5bd"/>
    </style:style>
    <style:style style:name="P33" style:family="paragraph" style:parent-style-name="Body">
      <style:text-properties officeooo:rsid="0028ae53" officeooo:paragraph-rsid="003dc5bd"/>
    </style:style>
    <style:style style:name="P34" style:family="paragraph" style:parent-style-name="Body">
      <style:text-properties officeooo:paragraph-rsid="003f34ec"/>
    </style:style>
    <style:style style:name="P35" style:family="paragraph" style:parent-style-name="Body">
      <style:text-properties officeooo:rsid="00407bf2" officeooo:paragraph-rsid="00407bf2"/>
    </style:style>
    <style:style style:name="P36" style:family="paragraph" style:parent-style-name="Body">
      <style:text-properties officeooo:rsid="004274aa" officeooo:paragraph-rsid="00467055"/>
    </style:style>
    <style:style style:name="P37" style:family="paragraph" style:parent-style-name="Body">
      <style:text-properties officeooo:paragraph-rsid="0053348c"/>
    </style:style>
    <style:style style:name="P38" style:family="paragraph" style:parent-style-name="Body">
      <style:paragraph-properties fo:orphans="2" fo:widows="2" style:writing-mode="lr-tb"/>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41" style:family="paragraph" style:parent-style-name="Document_20_Title">
      <style:text-properties fo:language="en" fo:country="US" style:language-complex="ar" style:country-complex="SA"/>
    </style:style>
    <style:style style:name="P42" style:family="paragraph" style:parent-style-name="Document_20_Title">
      <style:text-properties fo:language="en" fo:country="US" officeooo:rsid="002da020" officeooo:paragraph-rsid="002da020" style:language-complex="ar" style:country-complex="SA"/>
    </style:style>
    <style:style style:name="P43" style:family="paragraph" style:parent-style-name="CellBody">
      <style:paragraph-properties fo:keep-with-next="always" style:snap-to-layout-grid="false"/>
      <style:text-properties fo:language="en" fo:country="US" style:language-complex="ar" style:country-complex="SA"/>
    </style:style>
    <style:style style:name="P44"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45"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4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7" style:family="paragraph" style:parent-style-name="CellBody">
      <style:paragraph-properties style:snap-to-layout-grid="false"/>
      <style:text-properties fo:language="en" fo:country="US" style:language-complex="ar" style:country-complex="SA"/>
    </style:style>
    <style:style style:name="P48" style:family="paragraph" style:parent-style-name="CellBody">
      <style:paragraph-properties style:snap-to-layout-grid="false"/>
      <style:text-properties fo:language="en" fo:country="US" officeooo:rsid="003dc5bd" officeooo:paragraph-rsid="003dc5bd" style:language-complex="ar" style:country-complex="SA"/>
    </style:style>
    <style:style style:name="P49" style:family="paragraph" style:parent-style-name="CellBody">
      <style:paragraph-properties style:snap-to-layout-grid="false"/>
      <style:text-properties fo:language="en" fo:country="US" officeooo:rsid="004bc3db" officeooo:paragraph-rsid="004bc3db" style:language-complex="ar" style:country-complex="SA"/>
    </style:style>
    <style:style style:name="P50"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51" style:family="paragraph" style:parent-style-name="Abstract">
      <style:text-properties fo:font-size="16pt" fo:language="en" fo:country="US" fo:font-weight="bold" style:font-size-asian="16pt" style:font-weight-asian="bold" style:language-complex="ar" style:country-complex="SA"/>
    </style:style>
    <style:style style:name="P52"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5"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5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57" style:family="paragraph" style:parent-style-name="Standard">
      <style:text-properties fo:color="#3f5fbf" style:font-name="Monospace" fo:font-size="10pt" officeooo:paragraph-rsid="0053348c" style:font-size-asian="10pt"/>
    </style:style>
    <style:style style:name="P58" style:family="paragraph" style:parent-style-name="Standard">
      <style:text-properties fo:color="#3f5fbf" style:font-name="Monospace" fo:font-size="8pt" officeooo:paragraph-rsid="005201c0" style:font-size-asian="8pt" style:font-size-complex="8pt"/>
    </style:style>
    <style:style style:name="P59" style:family="paragraph" style:parent-style-name="Standard">
      <style:text-properties fo:color="#000000" style:font-name="Monospace" fo:font-size="10pt" officeooo:paragraph-rsid="0053348c" style:font-size-asian="10pt"/>
    </style:style>
    <style:style style:name="P60" style:family="paragraph" style:parent-style-name="Standard">
      <style:text-properties fo:color="#000000" style:font-name="Monospace" fo:font-size="8pt" officeooo:paragraph-rsid="005201c0" style:font-size-asian="8pt" style:font-size-complex="8pt"/>
    </style:style>
    <style:style style:name="P61" style:family="paragraph" style:parent-style-name="Standard">
      <style:text-properties fo:color="#000000" style:font-name="Monospace" fo:font-size="8pt" officeooo:paragraph-rsid="003f34ec" style:font-size-asian="8pt" style:font-size-complex="8pt"/>
    </style:style>
    <style:style style:name="P62" style:family="paragraph" style:parent-style-name="Standard">
      <style:text-properties fo:language="en" fo:country="US" officeooo:rsid="0049694d" officeooo:paragraph-rsid="0049694d" style:language-complex="ar" style:country-complex="SA"/>
    </style:style>
    <style:style style:name="P63" style:family="paragraph" style:parent-style-name="Standard">
      <style:text-properties fo:language="en" fo:country="US" officeooo:rsid="004473a0" officeooo:paragraph-rsid="005ab0a7" style:language-complex="ar" style:country-complex="SA"/>
    </style:style>
    <style:style style:name="P64" style:family="paragraph" style:parent-style-name="Standard">
      <style:text-properties fo:language="en" fo:country="US" officeooo:rsid="005ab0a7" officeooo:paragraph-rsid="005ab0a7" style:language-complex="ar" style:country-complex="SA"/>
    </style:style>
    <style:style style:name="P65" style:family="paragraph" style:parent-style-name="Standard">
      <style:text-properties fo:language="en" fo:country="US" officeooo:rsid="005e5406" officeooo:paragraph-rsid="005e5406" style:language-complex="ar" style:country-complex="SA"/>
    </style:style>
    <style:style style:name="P66" style:family="paragraph" style:parent-style-name="Standard">
      <style:text-properties fo:font-size="8pt" fo:language="en" fo:country="US" officeooo:rsid="004473a0" officeooo:paragraph-rsid="005ab0a7" style:font-size-asian="8pt" style:font-size-complex="8pt" style:language-complex="ar" style:country-complex="SA"/>
    </style:style>
    <style:style style:name="P67" style:family="paragraph" style:parent-style-name="Standard">
      <style:text-properties fo:font-size="8pt" fo:language="en" fo:country="US" officeooo:rsid="0049694d" officeooo:paragraph-rsid="0049694d" style:font-size-asian="8pt" style:font-size-complex="8pt" style:language-complex="ar" style:country-complex="SA"/>
    </style:style>
    <style:style style:name="P68" style:family="paragraph" style:parent-style-name="Standard">
      <style:text-properties fo:font-size="8pt" fo:language="en" fo:country="US" officeooo:rsid="005ab0a7" officeooo:paragraph-rsid="005ab0a7" style:font-size-asian="8pt" style:font-size-complex="8pt" style:language-complex="ar" style:country-complex="SA"/>
    </style:style>
    <style:style style:name="P69" style:family="paragraph" style:parent-style-name="Standard">
      <style:text-properties fo:font-size="8pt" fo:language="en" fo:country="US" officeooo:rsid="005e5406" officeooo:paragraph-rsid="005e5406" style:font-size-asian="8pt" style:font-size-complex="8pt" style:language-complex="ar" style:country-complex="SA"/>
    </style:style>
    <style:style style:name="P70" style:family="paragraph" style:parent-style-name="Standard">
      <style:text-properties fo:font-size="8pt" style:font-size-asian="8pt" style:font-size-complex="8pt"/>
    </style:style>
    <style:style style:name="P71" style:family="paragraph" style:parent-style-name="Standard">
      <style:text-properties fo:font-size="8pt" officeooo:rsid="006434f5" style:font-size-asian="8pt" style:font-size-complex="8pt"/>
    </style:style>
    <style:style style:name="P72" style:family="paragraph" style:parent-style-name="Standard">
      <style:text-properties officeooo:paragraph-rsid="005baa0e"/>
    </style:style>
    <style:style style:name="P73" style:family="paragraph" style:parent-style-name="Standard">
      <style:text-properties officeooo:paragraph-rsid="005cde7c"/>
    </style:style>
    <style:style style:name="P74"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75"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76" style:family="paragraph" style:parent-style-name="Standard">
      <style:paragraph-properties fo:margin-left="0cm" fo:margin-right="0cm" fo:text-align="start" style:justify-single-word="false" fo:text-indent="0cm" style:auto-text-indent="false"/>
      <style:text-properties fo:color="#646464" style:font-name="Monospace" fo:font-size="8pt" style:font-size-asian="8pt" style:font-size-complex="8pt"/>
    </style:style>
    <style:style style:name="P7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78"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7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80"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81"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8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83" style:family="paragraph" style:parent-style-name="Heading_20_2">
      <style:text-properties fo:language="en" fo:country="US" style:language-complex="ar" style:country-complex="SA"/>
    </style:style>
    <style:style style:name="P84" style:family="paragraph" style:parent-style-name="Heading_20_2">
      <style:text-properties fo:language="en" fo:country="US" officeooo:rsid="0021c380" officeooo:paragraph-rsid="0021c380" style:language-complex="ar" style:country-complex="SA"/>
    </style:style>
    <style:style style:name="P85" style:family="paragraph" style:parent-style-name="Heading_20_2">
      <style:text-properties fo:language="en" fo:country="US" officeooo:rsid="001febee" officeooo:paragraph-rsid="0021c380" style:language-complex="ar" style:country-complex="SA"/>
    </style:style>
    <style:style style:name="P86" style:family="paragraph" style:parent-style-name="Heading_20_2">
      <style:text-properties fo:language="en" fo:country="US" officeooo:paragraph-rsid="001febee" style:language-complex="ar" style:country-complex="SA"/>
    </style:style>
    <style:style style:name="P87" style:family="paragraph" style:parent-style-name="Heading_20_2">
      <style:text-properties officeooo:paragraph-rsid="0029d236"/>
    </style:style>
    <style:style style:name="P88" style:family="paragraph" style:parent-style-name="Heading_20_2">
      <style:text-properties officeooo:rsid="0093a640" officeooo:paragraph-rsid="003dc5bd"/>
    </style:style>
    <style:style style:name="P89" style:family="paragraph" style:parent-style-name="Heading_20_2">
      <style:text-properties officeooo:rsid="003f34ec" officeooo:paragraph-rsid="003f34ec"/>
    </style:style>
    <style:style style:name="P90" style:family="paragraph" style:parent-style-name="Heading_20_2">
      <style:text-properties officeooo:rsid="005201c0" officeooo:paragraph-rsid="005201c0"/>
    </style:style>
    <style:style style:name="P91" style:family="paragraph" style:parent-style-name="Heading_20_2">
      <style:text-properties officeooo:rsid="0053348c" officeooo:paragraph-rsid="0053348c"/>
    </style:style>
    <style:style style:name="P92" style:family="paragraph" style:parent-style-name="Heading_20_1">
      <style:text-properties fo:language="en" fo:country="US" style:language-complex="ar" style:country-complex="SA"/>
    </style:style>
    <style:style style:name="P93" style:family="paragraph" style:parent-style-name="Heading_20_1">
      <style:text-properties fo:language="en" fo:country="US" officeooo:paragraph-rsid="006434f5" style:language-complex="ar" style:country-complex="SA"/>
    </style:style>
    <style:style style:name="P94" style:family="paragraph" style:parent-style-name="Heading_20_1">
      <style:paragraph-properties fo:break-before="page"/>
      <style:text-properties fo:language="en" fo:country="US" style:language-complex="ar" style:country-complex="SA"/>
    </style:style>
    <style:style style:name="P95" style:family="paragraph" style:parent-style-name="Heading_20_3">
      <style:text-properties officeooo:rsid="004e29fc" officeooo:paragraph-rsid="003dc5bd"/>
    </style:style>
    <style:style style:name="P96" style:family="paragraph" style:parent-style-name="Heading_20_3">
      <style:text-properties officeooo:rsid="004f5375" officeooo:paragraph-rsid="003dc5bd"/>
    </style:style>
    <style:style style:name="P97" style:family="paragraph" style:parent-style-name="Heading_20_3">
      <style:text-properties officeooo:rsid="005a8355" officeooo:paragraph-rsid="003dc5bd"/>
    </style:style>
    <style:style style:name="P98" style:family="paragraph" style:parent-style-name="Body" style:list-style-name="L1">
      <style:text-properties officeooo:paragraph-rsid="003dc5bd"/>
    </style:style>
    <style:style style:name="P99" style:family="paragraph" style:parent-style-name="Body" style:list-style-name="L1">
      <style:text-properties officeooo:rsid="004893bd" officeooo:paragraph-rsid="003dc5bd"/>
    </style:style>
    <style:style style:name="P100" style:family="paragraph" style:parent-style-name="Body" style:list-style-name="L2">
      <style:text-properties fo:font-style="normal" officeooo:rsid="004a973d" officeooo:paragraph-rsid="003dc5bd" style:font-style-asian="normal" style:font-style-complex="normal"/>
    </style:style>
    <style:style style:name="P101" style:family="paragraph" style:parent-style-name="Body" style:list-style-name="L2">
      <style:text-properties fo:font-style="normal" officeooo:rsid="008b2a05" officeooo:paragraph-rsid="003dc5bd" style:font-style-asian="normal" style:font-style-complex="normal"/>
    </style:style>
    <style:style style:name="P102" style:family="paragraph" style:parent-style-name="Body" style:list-style-name="L3">
      <style:text-properties officeooo:rsid="005a8355" officeooo:paragraph-rsid="003dc5bd"/>
    </style:style>
    <style:style style:name="P103" style:family="paragraph" style:parent-style-name="Body" style:list-style-name="L4">
      <style:text-properties officeooo:rsid="005a8355" officeooo:paragraph-rsid="003dc5bd"/>
    </style:style>
    <style:style style:name="P104" style:family="paragraph" style:parent-style-name="Body" style:list-style-name="L5">
      <style:text-properties officeooo:rsid="005a8355" officeooo:paragraph-rsid="003dc5bd"/>
    </style:style>
    <style:style style:name="P105" style:family="paragraph" style:parent-style-name="Body" style:list-style-name="L3">
      <style:text-properties officeooo:rsid="005be120" officeooo:paragraph-rsid="003dc5bd"/>
    </style:style>
    <style:style style:name="P106" style:family="paragraph" style:parent-style-name="Body" style:list-style-name="L4">
      <style:text-properties officeooo:rsid="005be120" officeooo:paragraph-rsid="003dc5bd"/>
    </style:style>
    <style:style style:name="P107" style:family="paragraph" style:parent-style-name="Body" style:list-style-name="L5">
      <style:text-properties officeooo:rsid="005be120" officeooo:paragraph-rsid="003dc5bd"/>
    </style:style>
    <style:style style:name="P108" style:family="paragraph" style:parent-style-name="Body" style:list-style-name="L3">
      <style:text-properties officeooo:rsid="00772750" officeooo:paragraph-rsid="003dc5bd"/>
    </style:style>
    <style:style style:name="P109" style:family="paragraph" style:parent-style-name="Body" style:list-style-name="L3">
      <style:text-properties officeooo:rsid="00991b9f" officeooo:paragraph-rsid="003dc5bd"/>
    </style:style>
    <style:style style:name="P110" style:family="paragraph" style:parent-style-name="Body" style:list-style-name="L3">
      <style:text-properties officeooo:rsid="00b4d0bc" officeooo:paragraph-rsid="003dc5bd"/>
    </style:style>
    <style:style style:name="P111" style:family="paragraph" style:parent-style-name="Body" style:list-style-name="L4">
      <style:text-properties officeooo:rsid="0024ffc7" officeooo:paragraph-rsid="003dc5bd"/>
    </style:style>
    <style:style style:name="P112" style:family="paragraph" style:parent-style-name="Body" style:list-style-name="L4">
      <style:text-properties officeooo:rsid="0058c04f" officeooo:paragraph-rsid="003dc5bd"/>
    </style:style>
    <style:style style:name="P113" style:family="paragraph" style:parent-style-name="Body" style:list-style-name="L4">
      <style:text-properties officeooo:rsid="0066a126" officeooo:paragraph-rsid="003dc5bd"/>
    </style:style>
    <style:style style:name="P114" style:family="paragraph" style:parent-style-name="Body" style:list-style-name="L4">
      <style:text-properties officeooo:rsid="00815ba7" officeooo:paragraph-rsid="003dc5bd"/>
    </style:style>
    <style:style style:name="P115" style:family="paragraph" style:parent-style-name="Body" style:list-style-name="L5">
      <style:text-properties officeooo:paragraph-rsid="003dc5bd"/>
    </style:style>
    <style:style style:name="P116" style:family="paragraph" style:parent-style-name="Body" style:list-style-name="L5">
      <style:text-properties officeooo:rsid="00803751" officeooo:paragraph-rsid="003dc5bd"/>
    </style:style>
    <style:style style:name="P117"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118"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119"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120" style:family="paragraph" style:parent-style-name="Body" style:list-style-name="L6">
      <style:text-properties officeooo:rsid="00467055" officeooo:paragraph-rsid="00467055"/>
    </style:style>
    <style:style style:name="P121" style:family="paragraph" style:parent-style-name="Body">
      <style:text-properties fo:language="en" fo:country="US" officeooo:rsid="0049694d" officeooo:paragraph-rsid="0049694d" style:language-complex="ar" style:country-complex="SA"/>
    </style:style>
    <style:style style:name="P122" style:family="paragraph" style:parent-style-name="Body">
      <style:text-properties fo:language="en" fo:country="US" officeooo:rsid="004473a0" officeooo:paragraph-rsid="005ab0a7" style:language-complex="ar" style:country-complex="SA"/>
    </style:style>
    <style:style style:name="P123" style:family="paragraph" style:parent-style-name="Body">
      <style:text-properties fo:language="en" fo:country="US" officeooo:rsid="004ca636" officeooo:paragraph-rsid="006132dc" style:language-complex="ar" style:country-complex="SA"/>
    </style:style>
    <style:style style:name="P124" style:family="paragraph" style:parent-style-name="Body">
      <style:text-properties fo:language="en" fo:country="US" officeooo:rsid="004ca636" officeooo:paragraph-rsid="00627481" style:language-complex="ar" style:country-complex="SA"/>
    </style:style>
    <style:style style:name="P125" style:family="paragraph" style:parent-style-name="Body">
      <style:text-properties fo:language="en" fo:country="US" officeooo:rsid="00509e5c" officeooo:paragraph-rsid="005fc73d" style:language-complex="ar" style:country-complex="SA"/>
    </style:style>
    <style:style style:name="P126" style:family="paragraph" style:parent-style-name="Body">
      <style:text-properties officeooo:rsid="006132dc" officeooo:paragraph-rsid="006132dc"/>
    </style:style>
    <style:style style:name="P127" style:family="paragraph" style:parent-style-name="Body">
      <style:text-properties officeooo:rsid="006434f5"/>
    </style:style>
    <style:style style:name="P12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9" style:family="paragraph" style:parent-style-name="CellBody">
      <style:paragraph-properties style:snap-to-layout-grid="false"/>
      <style:text-properties fo:language="en" fo:country="US" officeooo:rsid="004bc3db" officeooo:paragraph-rsid="004bc3db" style:language-complex="ar" style:country-complex="SA"/>
    </style:style>
    <style:style style:name="P130" style:family="paragraph" style:parent-style-name="CellBody">
      <style:paragraph-properties style:snap-to-layout-grid="false"/>
      <style:text-properties fo:color="#ff0000" fo:language="en" fo:country="US" fo:font-style="italic" officeooo:rsid="0066c11f" officeooo:paragraph-rsid="0066c11f" style:font-style-asian="italic" style:language-complex="ar" style:country-complex="SA"/>
    </style:style>
    <style:style style:name="P131" style:family="paragraph" style:parent-style-name="Definition_20_Term" style:list-style-name="WW8Num3">
      <style:text-properties fo:language="en" fo:country="US" officeooo:paragraph-rsid="003dc5bd" style:language-complex="ar" style:country-complex="SA"/>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5ab0a7" style:language-complex="ar" style:country-complex="SA"/>
    </style:style>
    <style:style style:name="T11" style:family="text">
      <style:text-properties fo:language="en" fo:country="US" officeooo:rsid="005baa0e" style:language-complex="ar" style:country-complex="SA"/>
    </style:style>
    <style:style style:name="T12" style:family="text">
      <style:text-properties fo:language="en" fo:country="US" officeooo:rsid="005cde7c" style:language-complex="ar" style:country-complex="SA"/>
    </style:style>
    <style:style style:name="T13" style:family="text">
      <style:text-properties fo:language="en" fo:country="US" fo:font-style="italic" officeooo:rsid="005baa0e" style:font-style-asian="italic" style:language-complex="ar" style:country-complex="SA" style:font-style-complex="italic"/>
    </style:style>
    <style:style style:name="T14" style:family="text">
      <style:text-properties style:font-name="Courier New"/>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0"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1" style:family="text">
      <style:text-properties fo:color="#000000" style:font-name="Arial" fo:font-size="10pt" fo:font-style="normal" style:font-name-asian="Times New Roman" style:font-size-asian="10pt" style:font-style-asian="normal" style:font-name-complex="Times New Roman" style:font-size-complex="10pt" style:font-style-complex="normal"/>
    </style:style>
    <style:style style:name="T22" style:family="text">
      <style:text-properties fo:color="#000000" style:font-name="Monospace"/>
    </style:style>
    <style:style style:name="T23" style:family="text">
      <style:text-properties fo:color="#000000" style:font-name="Monospace" fo:font-size="10pt" style:font-size-asian="10pt"/>
    </style:style>
    <style:style style:name="T24" style:family="text">
      <style:text-properties fo:color="#000000" style:font-name="Monospace" fo:font-size="10pt" style:font-size-asian="10pt"/>
    </style:style>
    <style:style style:name="T25" style:family="text">
      <style:text-properties fo:color="#000000" style:font-name="Monospace" fo:font-size="10pt" officeooo:rsid="006434f5" style:font-size-asian="10pt"/>
    </style:style>
    <style:style style:name="T26" style:family="text">
      <style:text-properties fo:color="#000000" style:font-name="Monospace" fo:font-size="10pt" fo:font-style="italic" style:font-size-asian="10pt" style:font-style-asian="italic"/>
    </style:style>
    <style:style style:name="T27" style:family="text">
      <style:text-properties fo:color="#000000" style:font-name="Monospace"/>
    </style:style>
    <style:style style:name="T28" style:family="text">
      <style:text-properties fo:color="#000000" style:font-name="Monospace" fo:background-color="#d4d4d4" loext:char-shading-value="0"/>
    </style:style>
    <style:style style:name="T29" style:family="text">
      <style:text-properties fo:color="#000000" style:font-name="Monospace" fo:background-color="#d4d4d4" loext:char-shading-value="0"/>
    </style:style>
    <style:style style:name="T30" style:family="text">
      <style:text-properties fo:color="#000000" style:font-name="Monospace" fo:font-style="italic" style:font-style-asian="italic"/>
    </style:style>
    <style:style style:name="T31" style:family="text">
      <style:text-properties fo:font-weight="normal" style:font-weight-asian="normal" style:font-weight-complex="normal"/>
    </style:style>
    <style:style style:name="T32" style:family="text">
      <style:text-properties fo:font-weight="normal" officeooo:rsid="00772750" style:font-weight-asian="normal" style:font-weight-complex="normal"/>
    </style:style>
    <style:style style:name="T33" style:family="text">
      <style:text-properties fo:font-weight="normal" officeooo:rsid="006108cb" style:font-weight-asian="normal" style:font-weight-complex="normal"/>
    </style:style>
    <style:style style:name="T34" style:family="text">
      <style:text-properties fo:font-weight="normal" officeooo:rsid="009ab299"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21b48b" style:font-style-asian="normal" style:font-style-complex="normal"/>
    </style:style>
    <style:style style:name="T37" style:family="text">
      <style:text-properties fo:font-style="normal" officeooo:rsid="00870a1b" style:font-style-asian="normal" style:font-style-complex="normal"/>
    </style:style>
    <style:style style:name="T38" style:family="text">
      <style:text-properties fo:font-style="normal" officeooo:rsid="004703d7" style:font-style-asian="normal" style:font-style-complex="normal"/>
    </style:style>
    <style:style style:name="T39" style:family="text">
      <style:text-properties fo:font-style="normal" officeooo:rsid="00a1a8f8" style:font-style-asian="normal" style:font-style-complex="normal"/>
    </style:style>
    <style:style style:name="T40" style:family="text">
      <style:text-properties fo:font-style="normal" officeooo:rsid="004893bd" style:font-style-asian="normal" style:font-style-complex="normal"/>
    </style:style>
    <style:style style:name="T41" style:family="text">
      <style:text-properties fo:font-style="normal" officeooo:rsid="009c3e68" style:font-style-asian="normal" style:font-style-complex="normal"/>
    </style:style>
    <style:style style:name="T42" style:family="text">
      <style:text-properties fo:font-style="normal" officeooo:rsid="0071b406" style:font-style-asian="normal" style:font-style-complex="normal"/>
    </style:style>
    <style:style style:name="T43" style:family="text">
      <style:text-properties fo:font-style="normal" officeooo:rsid="0088907b" style:font-style-asian="normal" style:font-style-complex="normal"/>
    </style:style>
    <style:style style:name="T44" style:family="text">
      <style:text-properties fo:font-style="normal" officeooo:rsid="005379ab" style:font-style-asian="normal" style:font-style-complex="normal"/>
    </style:style>
    <style:style style:name="T45" style:family="text">
      <style:text-properties fo:font-style="normal" officeooo:rsid="00540f90" style:font-style-asian="normal" style:font-style-complex="normal"/>
    </style:style>
    <style:style style:name="T46" style:family="text">
      <style:text-properties fo:font-style="normal" officeooo:rsid="00542e55" style:font-style-asian="normal" style:font-style-complex="normal"/>
    </style:style>
    <style:style style:name="T47" style:family="text">
      <style:text-properties fo:font-style="normal" officeooo:rsid="00232be5" style:font-style-asian="normal" style:font-style-complex="normal"/>
    </style:style>
    <style:style style:name="T48" style:family="text">
      <style:text-properties fo:font-style="normal" officeooo:rsid="0057a0cb" style:font-style-asian="normal" style:font-style-complex="normal"/>
    </style:style>
    <style:style style:name="T49" style:family="text">
      <style:text-properties fo:font-style="normal" officeooo:rsid="0058c04f" style:font-style-asian="normal" style:font-style-complex="normal"/>
    </style:style>
    <style:style style:name="T50" style:family="text">
      <style:text-properties fo:font-style="normal" officeooo:rsid="00a9a7b6" style:font-style-asian="normal" style:font-style-complex="normal"/>
    </style:style>
    <style:style style:name="T51" style:family="text">
      <style:text-properties fo:color="#7f0055" style:font-name="Monospace" fo:font-size="10pt" fo:font-weight="bold" style:font-size-asian="10pt" style:font-weight-asian="bold"/>
    </style:style>
    <style:style style:name="T52" style:family="text">
      <style:text-properties fo:color="#7f0055" style:font-name="Monospace" fo:font-size="10pt" fo:font-weight="bold" style:font-size-asian="10pt" style:font-weight-asian="bold"/>
    </style:style>
    <style:style style:name="T53" style:family="text">
      <style:text-properties fo:color="#7f0055" style:font-name="Monospace" fo:font-weight="bold" style:font-weight-asian="bold"/>
    </style:style>
    <style:style style:name="T54" style:family="text">
      <style:text-properties fo:color="#7f0055" style:font-name="Monospace" fo:font-weight="bold" style:font-weight-asian="bold"/>
    </style:style>
    <style:style style:name="T55" style:family="text">
      <style:text-properties fo:color="#7f0055" fo:font-weight="bold" style:font-weight-asian="bold"/>
    </style:style>
    <style:style style:name="T56" style:family="text">
      <style:text-properties fo:color="#3f5fbf" style:font-name="Monospace"/>
    </style:style>
    <style:style style:name="T57" style:family="text">
      <style:text-properties fo:color="#3f5fbf" style:font-name="Monospace" fo:font-size="10pt" style:font-size-asian="10pt"/>
    </style:style>
    <style:style style:name="T58" style:family="text">
      <style:text-properties fo:color="#3f5fbf" style:font-name="Monospace"/>
    </style:style>
    <style:style style:name="T59" style:family="text">
      <style:text-properties fo:color="#3f5fbf" style:font-name="Monospace" style:text-underline-style="solid" style:text-underline-width="auto" style:text-underline-color="font-color"/>
    </style:style>
    <style:style style:name="T60" style:family="text">
      <style:text-properties fo:color="#3f3fbf" style:font-name="Monospace"/>
    </style:style>
    <style:style style:name="T61" style:family="text">
      <style:text-properties fo:color="#3f3fbf" style:font-name="Monospace" fo:font-size="10pt" style:font-size-asian="10pt"/>
    </style:style>
    <style:style style:name="T62" style:family="text">
      <style:text-properties fo:color="#3f3fbf" style:font-name="Monospace"/>
    </style:style>
    <style:style style:name="T63" style:family="text">
      <style:text-properties fo:color="#0000c0" style:font-name="Monospace" fo:font-size="10pt" style:font-size-asian="10pt"/>
    </style:style>
    <style:style style:name="T64" style:family="text">
      <style:text-properties fo:color="#0000c0" style:font-name="Monospace" fo:font-size="10pt" fo:font-style="italic" fo:font-weight="bold" style:font-size-asian="10pt" style:font-style-asian="italic" style:font-weight-asian="bold"/>
    </style:style>
    <style:style style:name="T65" style:family="text">
      <style:text-properties fo:color="#0000c0" style:font-name="Monospace" fo:font-style="italic" fo:font-weight="bold" style:font-style-asian="italic" style:font-weight-asian="bold"/>
    </style:style>
    <style:style style:name="T66" style:family="text">
      <style:text-properties fo:color="#7f9fbf" style:font-name="Monospace" fo:font-weight="bold" style:font-weight-asian="bold"/>
    </style:style>
    <style:style style:name="T67" style:family="text">
      <style:text-properties fo:color="#7f9fbf" style:font-name="Monospace" fo:font-weight="bold" style:font-weight-asian="bold"/>
    </style:style>
    <style:style style:name="T68" style:family="text">
      <style:text-properties fo:color="#7f7f9f" style:font-name="Monospace"/>
    </style:style>
    <style:style style:name="T69" style:family="text">
      <style:text-properties fo:color="#7f7f9f" style:font-name="Monospace"/>
    </style:style>
    <style:style style:name="T70" style:family="text">
      <style:text-properties fo:color="#6a3e3e" style:font-name="Monospace" fo:font-size="10pt" style:font-size-asian="10pt"/>
    </style:style>
    <style:style style:name="T71" style:family="text">
      <style:text-properties fo:color="#6a3e3e" style:font-name="Monospace" fo:font-size="10pt" officeooo:rsid="006434f5" style:font-size-asian="10pt"/>
    </style:style>
    <style:style style:name="T72" style:family="text">
      <style:text-properties fo:color="#6a3e3e" style:font-name="Monospace" fo:font-size="10pt" style:text-underline-style="solid" style:text-underline-width="auto" style:text-underline-color="font-color" style:font-size-asian="10pt"/>
    </style:style>
    <style:style style:name="T73" style:family="text">
      <style:text-properties fo:color="#6a3e3e" style:font-name="Monospace" fo:font-size="10pt" fo:background-color="#d4d4d4" loext:char-shading-value="0" style:font-size-asian="10pt"/>
    </style:style>
    <style:style style:name="T74" style:family="text">
      <style:text-properties fo:color="#6a3e3e" style:font-name="Monospace"/>
    </style:style>
    <style:style style:name="T75" style:family="text">
      <style:text-properties fo:color="#6a3e3e" style:font-name="Monospace" style:text-underline-style="solid" style:text-underline-width="auto" style:text-underline-color="font-color"/>
    </style:style>
    <style:style style:name="T76" style:family="text">
      <style:text-properties fo:color="#6a3e3e" style:font-name="Monospace" officeooo:rsid="006434f5"/>
    </style:style>
    <style:style style:name="T77" style:family="text">
      <style:text-properties officeooo:rsid="006108cb"/>
    </style:style>
    <style:style style:name="T78" style:family="text">
      <style:text-properties officeooo:rsid="003dfee6"/>
    </style:style>
    <style:style style:name="T79" style:family="text">
      <style:text-properties officeooo:rsid="003dc5bd"/>
    </style:style>
    <style:style style:name="T80" style:family="text">
      <style:text-properties officeooo:rsid="00861fe4"/>
    </style:style>
    <style:style style:name="T81" style:family="text">
      <style:text-properties officeooo:rsid="0071b406"/>
    </style:style>
    <style:style style:name="T82" style:family="text">
      <style:text-properties officeooo:rsid="003fef77"/>
    </style:style>
    <style:style style:name="T83" style:family="text">
      <style:text-properties officeooo:rsid="004a835e"/>
    </style:style>
    <style:style style:name="T84" style:family="text">
      <style:text-properties officeooo:rsid="00847dae"/>
    </style:style>
    <style:style style:name="T85" style:family="text">
      <style:text-properties officeooo:rsid="00839ebc"/>
    </style:style>
    <style:style style:name="T86" style:family="text">
      <style:text-properties officeooo:rsid="0041ba02"/>
    </style:style>
    <style:style style:name="T87" style:family="text">
      <style:text-properties officeooo:rsid="0050dc32"/>
    </style:style>
    <style:style style:name="T88" style:family="text">
      <style:text-properties officeooo:rsid="008b2a05"/>
    </style:style>
    <style:style style:name="T89" style:family="text">
      <style:text-properties officeooo:rsid="00a89314"/>
    </style:style>
    <style:style style:name="T90" style:family="text">
      <style:text-properties officeooo:rsid="009ab299"/>
    </style:style>
    <style:style style:name="T91" style:family="text">
      <style:text-properties officeooo:rsid="00772750"/>
    </style:style>
    <style:style style:name="T92" style:family="text">
      <style:text-properties officeooo:rsid="005284b8"/>
    </style:style>
    <style:style style:name="T93" style:family="text">
      <style:text-properties officeooo:rsid="004e4125"/>
    </style:style>
    <style:style style:name="T94" style:family="text">
      <style:text-properties officeooo:rsid="0066a126"/>
    </style:style>
    <style:style style:name="T95" style:family="text">
      <style:text-properties officeooo:rsid="00888997"/>
    </style:style>
    <style:style style:name="T96" style:family="text">
      <style:text-properties officeooo:rsid="0058c04f"/>
    </style:style>
    <style:style style:name="T97" style:family="text">
      <style:text-properties officeooo:rsid="00924cde"/>
    </style:style>
    <style:style style:name="T98" style:family="text">
      <style:text-properties officeooo:rsid="005a8355"/>
    </style:style>
    <style:style style:name="T99" style:family="text">
      <style:text-properties officeooo:rsid="007ce5bb"/>
    </style:style>
    <style:style style:name="T100" style:family="text">
      <style:text-properties officeooo:rsid="00ac336a"/>
    </style:style>
    <style:style style:name="T101" style:family="text">
      <style:text-properties officeooo:rsid="00ac3cbf"/>
    </style:style>
    <style:style style:name="T102" style:family="text">
      <style:text-properties officeooo:rsid="0028ae53"/>
    </style:style>
    <style:style style:name="T103" style:family="text">
      <style:text-properties officeooo:rsid="00ad71e1"/>
    </style:style>
    <style:style style:name="T104" style:family="text">
      <style:text-properties officeooo:rsid="005be120"/>
    </style:style>
    <style:style style:name="T105" style:family="text">
      <style:text-properties officeooo:rsid="005dee14"/>
    </style:style>
    <style:style style:name="T106" style:family="text">
      <style:text-properties officeooo:rsid="00ad80db"/>
    </style:style>
    <style:style style:name="T107" style:family="text">
      <style:text-properties officeooo:rsid="00b1d664"/>
    </style:style>
    <style:style style:name="T108" style:family="text">
      <style:text-properties officeooo:rsid="006e6f3e"/>
    </style:style>
    <style:style style:name="T109" style:family="text">
      <style:text-properties officeooo:rsid="00a35d3a"/>
    </style:style>
    <style:style style:name="T110" style:family="text">
      <style:text-properties officeooo:rsid="0045b0c6"/>
    </style:style>
    <style:style style:name="T111" style:family="text">
      <style:text-properties fo:color="#3c3c3c" style:font-name="Monospace" style:text-underline-style="solid" style:text-underline-width="auto" style:text-underline-color="font-color"/>
    </style:style>
    <style:style style:name="T112" style:family="text">
      <style:text-properties officeooo:rsid="00467055"/>
    </style:style>
    <style:style style:name="T113" style:family="text">
      <style:text-properties officeooo:rsid="0047b6b6"/>
    </style:style>
    <style:style style:name="T114" style:family="text">
      <style:text-properties officeooo:rsid="004d0e49"/>
    </style:style>
    <style:style style:name="T115" style:family="text">
      <style:text-properties officeooo:rsid="005ab0a7"/>
    </style:style>
    <style:style style:name="T116" style:family="text">
      <style:text-properties fo:font-style="italic" style:font-style-asian="italic" style:font-style-complex="italic"/>
    </style:style>
    <style:style style:name="T117" style:family="text">
      <style:text-properties fo:font-style="italic" officeooo:rsid="00647272" style:font-style-asian="italic" style:font-style-complex="italic"/>
    </style:style>
    <style:style style:name="T118" style:family="text">
      <style:text-properties officeooo:rsid="005cde7c"/>
    </style:style>
    <style:style style:name="T119" style:family="text">
      <style:text-properties officeooo:rsid="005fc73d"/>
    </style:style>
    <style:style style:name="T120" style:family="text">
      <style:text-properties officeooo:rsid="006132dc"/>
    </style:style>
    <style:style style:name="T121" style:family="text">
      <style:text-properties officeooo:rsid="006434f5"/>
    </style:style>
    <style:style style:name="T122" style:family="text">
      <style:text-properties fo:color="#2a00ff" style:font-name="Monospace" fo:font-size="10pt" style:font-size-asian="10pt"/>
    </style:style>
    <style:style style:name="T123" style:family="text">
      <style:text-properties fo:color="#2a00ff" style:font-name="Monospace"/>
    </style:style>
    <style:style style:name="T124" style:family="text">
      <style:text-properties officeooo:rsid="00647272"/>
    </style:style>
    <style:style style:name="T125" style:family="text">
      <style:text-properties officeooo:rsid="0065ad64"/>
    </style:style>
    <style:style style:name="T126" style:family="text">
      <style:text-properties fo:font-variant="normal" fo:text-transform="none" style:use-window-font-color="true" style:text-outline="false" style:text-line-through-style="none" style:text-line-through-type="none" style:text-position="0% 100%" style:font-name="Helvetic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text-position="0% 100%" style:font-name="Helvetica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8"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2" draw:name="graphics3" text:anchor-type="paragraph" svg:width="17.78cm" svg:height="7.893cm" draw:z-index="0"><draw:image xlink:href="Pictures/1000020100000427000001D861406D9F1B8C46FE.png" xlink:type="simple" xlink:show="embed" xlink:actuate="onLoad" loext:mime-type="image/png"/></draw:frame></text:p>
      <text:p text:style-name="P42"><text:user-defined style:data-style-name="N0" text:name="RFC Title">Messaging</text:user-defined></text:p>
      <text:p text:style-name="P41"><text:span text:style-name="T2">Draft<text:line-break/><text:line-break/></text:span><text:span text:style-name="T2"><text:page-count style:num-format="1">19</text:page-count></text:span><text:span text:style-name="T2"> Pages</text:span></text:p>
      <text:p text:style-name="P41"><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51">Abstract</text:p>
      <text:p text:style-name="P52">Asynchronous communication is an <text:span text:style-name="T77">important</text:span> factor in today's business applications. Especially in the IoT domain but also for distributed infrastructures the communication over publish/subscribe protocols are common mechanisms. <text:span text:style-name="T77">Whereas</text:span> the existing OSGi Event Admin specification already <text:span text:style-name="T77">describes</text:span> an asynchronous e<text:span text:style-name="T78">v</text:span>ent model within an OSGi framework, this RFP addresses the interaction of an OSGi environment with third-party communication protocols using a common interface.</text:p>
      <text:h text:style-name="P94" text:outline-level="1" text:restart-numbering="true" text:start-value="-1">Document Information</text:h>
      <text:h text:style-name="P84" text:outline-level="2">License</text:h>
      <text:p text:style-name="P17">DISTRIBUTION AND FEEDBACK LICENSE, Version 2.0</text:p>
      <text:p text:style-name="P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
      <text:p text:style-name="P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
      <text:p text:style-name="P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NEITHER THE OSGi ALLIANCE NOR ANY THIRD PARTY WILL BE LIABLE FOR ANY DIRECT, INDIRECT, SPECIAL, INCIDENTAL OR CONSEQUENTIAL DAMAGES ARISING OUT OF OR RELATING TO ANY USE OR DISTRIBUTION OF THE DISTRIBUTION. </text:p>
      <text:p text:style-name="P5"/>
      <text:p text:style-name="P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
      <text:p text:style-name="P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
      <text:p text:style-name="P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
      <text:p text:style-name="P7">I HEREBY ACKNOWLEDGE AND AGREE TO THE TERMS AND CONDITIONS DELINEATED ABOVE.</text:p>
      <text:h text:style-name="P85"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5" text:outline-level="2">Feedback</text:h>
      <text:p text:style-name="P18"><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8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4</text:p>
          <text:p text:style-name="P39">2 Application Domain<text:tab/>5</text:p>
          <text:p text:style-name="P39">3 Problem Description<text:tab/>5</text:p>
          <text:p text:style-name="P39">4 Requirements<text:tab/>5</text:p>
          <text:p text:style-name="P39">5 Technical Solution<text:tab/>5</text:p>
          <text:p text:style-name="P39">6 Data Transfer Objects<text:tab/>6</text:p>
          <text:p text:style-name="P39">7 Javadoc<text:tab/>6</text:p>
          <text:p text:style-name="P39">8 Considered Alternatives<text:tab/>6</text:p>
          <text:p text:style-name="P39"><text:soft-page-break/>9 Security Considerations<text:tab/>7</text:p>
          <text:p text:style-name="P39">10 Document Support<text:tab/>7</text:p>
          <text:p text:style-name="P40">10.1 References<text:tab/>7</text:p>
          <text:p text:style-name="P40">10.2 Author’s Address<text:tab/>7</text:p>
          <text:p text:style-name="P40">10.3 Acronyms and Abbreviations<text:tab/>7</text:p>
          <text:p text:style-name="P40">10.4 End of Document<text:tab/>7</text:p>
        </text:index-body>
      </text:table-of-content>
      <text:p text:style-name="P10"/>
      <text:h text:style-name="P86"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10"><text:span text:style-name="T14">Source code is shown in this typeface</text:span>.</text:p>
      <text:h text:style-name="P83"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79">26</text:span> <text:span text:style-name="T79">Nov</text:span> 2019</text:p>
          </table:table-cell>
          <table:table-cell table:style-name="Table1.C1" office:value-type="string">
            <text:p text:style-name="Standard"><text:span text:style-name="T79">Mark Hoffmann</text:span>, initial content copied from RFP</text:p>
          </table:table-cell>
        </table:table-row>
        <table:table-row table:style-name="Table1.2">
          <table:table-cell table:style-name="Table1.A3" office:value-type="string">
            <text:p text:style-name="P49">1.0</text:p>
          </table:table-cell>
          <table:table-cell table:style-name="Table1.A3" office:value-type="string">
            <text:p text:style-name="P50">January 2020</text:p>
          </table:table-cell>
          <table:table-cell table:style-name="Table1.C3" office:value-type="string">
            <text:p text:style-name="P50">Mark Hoffmann, some initial API</text:p>
          </table:table-cell>
        </table:table-row>
        <table:table-row table:style-name="Table1.2">
          <table:table-cell table:style-name="Table1.A3" office:value-type="string">
            <text:p text:style-name="P49"/>
          </table:table-cell>
          <table:table-cell table:style-name="Table1.A3" office:value-type="string">
            <text:p text:style-name="P130">April 2020</text:p>
          </table:table-cell>
          <table:table-cell table:style-name="Table1.C3" office:value-type="string">
            <text:p text:style-name="P130">Mark Hoffmann, Subscriptions, Builders </text:p>
          </table:table-cell>
        </table:table-row>
      </table:table>
      <text:p text:style-name="P10"/>
      <text:h text:style-name="P92" text:outline-level="1">Introduction</text:h>
      <text:p text:style-name="P19">In the past there <text:span text:style-name="T82">have already been </text:span>some efforts to bring asynchronous messaging into the OSGi <text:span text:style-name="T82">framework</text:span>. <text:span text:style-name="T82">There was the Distributed Eventing RFC-214 and the MQTT Adapter RFC-229. In addition to that there are further available specification like </text:span>OSGi RSA, Promises and PushStreams, that <text:span text:style-name="T82">focus on remote events, a</text:span>synchronous processing <text:span text:style-name="T82">and</text:span> <text:span text:style-name="T82">reactive </text:span>event handling. <text:span text:style-name="T83">Promises and PushStreams are optimal partners to deal with the asynchronous programming model, that comes with the messaging pattern.</text:span></text:p>
      <text:p text:style-name="P19"><text:span text:style-name="T84">Because of the growing popularity of the IoT domain,</text:span> it is important to enable OSGi to be connected with the <text:span text:style-name="T84">common services of the </text:span>IoT world. <text:span text:style-name="T85">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text:span><text:soft-page-break/><text:span text:style-name="T85">Service guarantees and configuration details will be designed as configuration hints. The implementation will be optional and depend on the binding.</text:span></text:p>
      <text:p text:style-name="P19"><text:span text:style-name="T81">P</text:span>rotocols like AMQP, the Kafka Protocol or JMS are <text:s/>heavily used in back-end infrastructures. <text:s/>This RF<text:span text:style-name="T81">P</text:span> tries to address th<text:span text:style-name="T80">e</text:span> use-case <text:s/><text:span text:style-name="T80">for connecting to those protocols with a subset of their functionality.</text:span> <text:span text:style-name="T86">For a seamless use of OSGi as well in IoT infrastructures and cloud-infrastructures, it is important to provide an easy to use and also seamless integration of different communication protocols in OSGi. </text:span></text:p>
      <text:p text:style-name="P12">With the Event Admin specification, there is already an ease to use approach, for in-framework events. Distributed events often needs additional configuration parameters like quality of service, time-to-live or event strategies that needs to be <text:span text:style-name="T80">configured</text:span> <text:span text:style-name="T80">at connection time or set at message publication time. </text:span><text:s/><text:span text:style-name="T80">T</text:span>his RF<text:span text:style-name="T81">P</text:span> is seen for standalone use but also as an extension to the Event Admin to provide the possibility for a Remote Event Admin. </text:p>
      <text:h text:style-name="P92" text:outline-level="1">Application Domain</text:h>
      <text:p text:style-name="P26"><text:span text:style-name="T36">M</text:span><text:span text:style-name="T35">essaging is a pattern to reliably transport messages over a</text:span><text:span text:style-name="T37">n</text:span><text:span text:style-name="T35"> </text:span><text:span text:style-name="T38">inherent</text:span><text:span text:style-name="T35"> unreliable network </text:span><text:span text:style-name="T38">from a produce to one or more receivers</text:span><text:span text:style-name="T35">. </text:span><text:span text:style-name="T38">The process is to move messages from one system to another or many. The messaging system uses channels to do that. Because it is never clear, if the network </text:span><text:span text:style-name="T39">or the receiver system </text:span><text:span text:style-name="T38">is available, it is the task of the messaging system to handle that. </text:span></text:p>
      <text:p text:style-name="P27"><text:span text:style-name="T38">T</text:span><text:span text:style-name="T35">here are also different concepts in moving messages:</text:span></text:p>
      <text:list xml:id="list485337639" text:style-name="L1">
        <text:list-item>
          <text:p text:style-name="P98"><office:annotation office:name="__Annotation__2463_2434718519"><dc:creator>David Bosschaert</dc:creator><dc:date>2019-01-31T12:18:45.718250240</dc:date><loext:sender-initials>DB</loext:sender-initials><text:p text:style-name="P132"><text:span text:style-name="T126">Maybe ‘Fire and Forget’ ?</text:span></text:p></office:annotation><text:span text:style-name="T40">Send and Forget</text:span><office:annotation-end office:name="__Annotation__2463_2434718519"/><office:annotation><dc:creator>Mark Hoffmann</dc:creator><dc:date>2019-02-13T18:03:03.743431273</dc:date><loext:sender-initials>MH</loext:sender-initials><text:p text:style-name="P132"><text:span text:style-name="T127">Antwort auf David Bosschaert (31.01.2019, 12:18): "..."</text:span></text:p><text:p><text:span text:style-name="T128">I used the wording from the Enterprise Integration Pattern book</text:span></text:p></office:annotation><text:span text:style-name="T40"> – </text:span><text:span text:style-name="T41">Guarantees</text:span><text:span text:style-name="T40"> successful send </text:span></text:p>
        </text:list-item>
        <text:list-item>
          <text:p text:style-name="P99"><office:annotation office:name="__Annotation__2464_2434718519"><dc:creator>David Bosschaert</dc:creator><dc:date>2019-01-31T12:19:01.519010560</dc:date><loext:sender-initials>DB</loext:sender-initials><text:p text:style-name="P132"><text:span text:style-name="T126">Maybe ‘Store and Forward’ ?</text:span></text:p></office:annotation><text:span text:style-name="T37">Send</text:span><text:span text:style-name="T35"> and Forward</text:span><office:annotation-end office:name="__Annotation__2464_2434718519"/><office:annotation><dc:creator>Michael Roeschter</dc:creator><dc:date>2019-03-08T13:16:34.332000000</dc:date><loext:sender-initials>MR</loext:sender-initials><text:p text:style-name="P132"><text:span text:style-name="T127">Reply to David Bosschaert (31.01.2019, 12:19): "..."</text:span></text:p><text:p><text:span text:style-name="T128"/></text:p></office:annotation><office:annotation><dc:creator>Mark Hoffmann</dc:creator><dc:date>2019-02-13T18:05:02.025694618</dc:date><loext:sender-initials>MH</loext:sender-initials><text:p text:style-name="P132"><text:span text:style-name="T127">Antwort auf David Bosschaert (31.01.2019, 12:19): "..."</text:span></text:p><text:p><text:span text:style-name="T128">No send and forward. Storage may included</text:span></text:p></office:annotation><text:span text:style-name="T35"> – </text:span><text:span text:style-name="T37">Guarantees</text:span><text:span text:style-name="T35"> </text:span><text:span text:style-name="T37">eventual </text:span><text:span text:style-name="T35">successful receive</text:span></text:p>
        </text:list-item>
      </text:list>
      <text:p text:style-name="P21"><office:annotation><dc:creator>Michael Roeschter</dc:creator><dc:date>2019-03-08T13:19:23.251000000</dc:date><loext:sender-initials>MR</loext:sender-initials><text:p text:style-name="P132"><text:span text:style-name="T126">The sender never knows what happens with the message. All guarantees are configuration driven and are known by the messaging system. The sender can configure/hint them but does not know them.</text:span></text:p></office:annotation></text:p>
      <text:p text:style-name="P22"><office:annotation><dc:creator>Michael Roeschter</dc:creator><dc:date>2019-03-09T15:38:33.182000000</dc:date><loext:sender-initials>MR</loext:sender-initials><text:p text:style-name="P132"><text:span text:style-name="T127">Reply to David Bosschaert (31.01.2019, 12:19): "..."</text:span></text:p><text:p><text:span text:style-name="T128">Added error and monitoring. RPC is not a special channel type.</text:span></text:p></office:annotation><text:span text:style-name="T88">The following communication patterns exist:</text:span></text:p>
      <text:list xml:id="list2623538040" text:style-name="L2">
        <text:list-item>
          <text:p text:style-name="P100">Point-to-point</text:p>
        </text:list-item>
        <text:list-item>
          <text:p text:style-name="P100">Publish-Subscribe</text:p>
        </text:list-item>
        <text:list-item>
          <text:p text:style-name="P100">Guaranteed delivery</text:p>
        </text:list-item>
        <text:list-item>
          <text:p text:style-name="P101">Temporary/transient channe<text:span text:style-name="T89">l</text:span><text:span text:style-name="T89"><office:annotation><dc:creator>Michael Roeschter</dc:creator><dc:date>2019-03-09T15:37:20.238000000</dc:date><loext:sender-initials>MR</loext:sender-initials><text:p text:style-name="P132"><text:span text:style-name="T126">This is covered by dead-letter</text:span></text:p></office:annotation></text:span></text:p>
        </text:list-item>
        <text:list-item>
          <text:p text:style-name="P100">Dead-letter</text:p>
        </text:list-item>
        <text:list-item>
          <text:p text:style-name="P101">Monitoring, error and administration channels</text:p>
        </text:list-item>
      </text:list>
      <text:p text:style-name="P23"><text:s/>The use cases above cover <text:span text:style-name="T90">Reply-To</text:span> style communication and handling of common error conditions.</text:p>
      <text:p text:style-name="P24"><text:soft-page-break/>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91">eply-To</text:span>, sequencing/ordering of messages, time-synchronization, filtering and others. <text:span text:style-name="T92">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20">Messaging in general induces a<text:span text:style-name="T77">n </text:span>asynchronous programming model. Therefor<text:span text:style-name="T81">e</text:span> <text:span text:style-name="T87">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87" text:outline-level="2"><text:bookmark-start text:name="__RefHeading___Toc428_4249349373"/>Terminology + Abbreviations<text:bookmark-end text:name="__RefHeading___Toc428_4249349373"/></text:h>
      <text:p text:style-name="P30"/>
      <text:h text:style-name="P95" text:outline-level="3">Message</text:h>
      <text:p text:style-name="P28">A message is a data structure that hold<text:span text:style-name="T77">s</text:span> the payload and additional meta-information about the content.</text:p>
      <text:h text:style-name="P95" text:outline-level="3"><text:bookmark-start text:name="__RefHeading___Toc1147_3647882673"/>Channel<text:bookmark-end text:name="__RefHeading___Toc1147_3647882673"/></text:h>
      <text:p text:style-name="P29"><text:span text:style-name="T93">Channels are named resources </text:span>to connect programs <text:span text:style-name="T93">and interchange the messages. .</text:span></text:p>
      <text:h text:style-name="P95" text:outline-level="3"><text:bookmark-start text:name="__RefHeading___Toc1149_3647882673"/>Sender / Publisher<text:bookmark-end text:name="__RefHeading___Toc1149_3647882673"/></text:h>
      <text:p text:style-name="P29">A sender writes a message into a channel. <office:annotation><dc:creator>Michael Roeschter</dc:creator><dc:date>2019-03-08T13:23:30.616000000</dc:date><loext:sender-initials>MR</loext:sender-initials><text:p text:style-name="P132"><text:span text:style-name="T126">The sender may wait for the messaging system to acknowledge but not the receiver.</text:span></text:p></office:annotation></text:p>
      <text:h text:style-name="P95" text:outline-level="3"><text:bookmark-start text:name="__RefHeading___Toc1151_3647882673"/><text:span text:style-name="T94">Receiver</text:span> / <text:span text:style-name="T94">Subscriber</text:span><text:bookmark-end text:name="__RefHeading___Toc1151_3647882673"/></text:h>
      <text:p text:style-name="P29"><text:s/><text:span text:style-name="T95">One or more receivers read messages from a</text:span> channel. </text:p>
      <text:h text:style-name="P96" text:outline-level="3"><text:bookmark-start text:name="__RefHeading___Toc1153_3647882673"/><text:span text:style-name="T91">Reply-To </text:span>Messaging<text:bookmark-end text:name="__RefHeading___Toc1153_3647882673"/></text:h>
      <text:p text:style-name="P15"><text:span text:style-name="T31">Sending a request and receiving a re</text:span><text:span text:style-name="T32">sponse</text:span><text:span text:style-name="T31"> are two separate </text:span><text:span text:style-name="T33">atomic</text:span><text:span text:style-name="T31"> operations. </text:span><text:span text:style-name="T33">Thus</text:span><text:span text:style-name="T31"> waiting for a response is not a blocking operation </text:span><text:span text:style-name="T34">in the underlying implementation.</text:span><text:span text:style-name="T31">, A special message information, the correlation identifier, is used to assign a request to a response. Sometimes the reply-to address can be generated from the messaging system and is also submitted as property with the request message.</text:span></text:p>
      <text:h text:style-name="P92" text:outline-level="1">Problem Description</text:h>
      <text:p text:style-name="P25">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31"><text:span text:style-name="T35">In the domains of IoT </text:span><text:span text:style-name="T44">there are standardized protocols to connect remote devices and submit data over a broker based messaging system from remote clients. But also in cloud-based infrastructures</text:span><text:span text:style-name="T35">, messaging systems are </text:span><text:span text:style-name="T44">often used for de-coupling of services or functions. </text:span></text:p>
      <text:p text:style-name="P32"><text:soft-page-break/><text:span text:style-name="T43">Today, t</text:span><text:span text:style-name="T35">o interact with such systems the implementer has to deal with messaging </text:span><text:span text:style-name="T43">protocol specifics</text:span><text:span text:style-name="T35"> and </text:span><text:span text:style-name="T43">operational conditions</text:span><text:span text:style-name="T35">, that are <text:s/>not covered, by existing specifications. </text:span><text:span text:style-name="T45">With OSGi Promises and the PushStream specification there are already major parts available to deal with an asynchronous programming model. This is a requirement when using messaging. </text:span></text:p>
      <text:p text:style-name="P32"><text:span text:style-name="T45">The missing p</text:span><text:span text:style-name="T42">i</text:span><text:span text:style-name="T45">ece is a </text:span><text:span text:style-name="T43">standardized</text:span><text:span text:style-name="T45"> way to send </text:span><text:span text:style-name="T43">and</text:span><text:span text:style-name="T45"> receive </text:span><text:span text:style-name="T46">data</text:span><text:span text:style-name="T45"> that support</text:span><text:span text:style-name="T43">s</text:span><text:span text:style-name="T45"> the </text:span><text:span text:style-name="T46">messaging </text:span><text:span text:style-name="T45">pattern</text:span><text:span text:style-name="T43">s</text:span><text:span text:style-name="T47">. </text:span><text:span text:style-name="T48">Consuming and producing data using common protocols like AMQP, MQTT </text:span><text:span text:style-name="T43">or JMS</text:span><text:span text:style-name="T48"> using OSGi services, would </text:span><text:span text:style-name="T49">integrate an OSGi application into more systems.</text:span></text:p>
      <text:p text:style-name="P13"><text:span text:style-name="T35">Also other specifications could </text:span><text:span text:style-name="T42">benefit</text:span><text:span text:style-name="T35"> from </text:span><text:span text:style-name="T21">this</text:span><text:span text:style-name="T35"> RFP. </text:span><text:span text:style-name="T43">It should be possible to layer RSA remote calls over messaging. </text:span><text:span text:style-name="T35">It </text:span><text:span text:style-name="T43">should</text:span><text:span text:style-name="T35"> also be possible to provide a remote Event Admin </text:span><text:span text:style-name="T43">service</text:span><text:span text:style-name="T35">.</text:span></text:p>
      <text:h text:style-name="P88" text:outline-level="2"><text:bookmark-start text:name="__RefHeading___Toc1157_3647882673"/>Intents<text:bookmark-end text:name="__RefHeading___Toc1157_3647882673"/></text:h>
      <text:p text:style-name="P14"><text:span text:style-name="T35">Messaging systems vary widely in their capabilities and are configurable with regard to guarantees of delivery. We do not want to expose this complexity the user of this solution. </text:span><text:span text:style-name="T50">The RSA specification uses intent for that purpose.</text:span></text:p>
      <text:h text:style-name="P92" text:outline-level="1">Requirements</text:h>
      <text:h text:style-name="P97" text:outline-level="3">General</text:h>
      <text:list xml:id="list1005377040" text:style-name="L3">
        <text:list-item>
          <text:p text:style-name="P102">MSG010 – The solution MUST be technology, <text:span text:style-name="T97">vendor</text:span> and <text:span text:style-name="T97">messaging </text:span>protocol independent. MSG030 – The solution MUST be configurable (address-space, timeouts, <text:span text:style-name="T97">quality of service guarantees</text:span>)</text:p>
        </text:list-item>
        <text:list-item>
          <text:p text:style-name="P105">MSG050 – The solution <text:span text:style-name="T98">MUST</text:span> announce their capabilities/intents to service consumers</text:p>
        </text:list-item>
        <text:list-item>
          <text:p text:style-name="P105">MSG060 – The solution MUST provide information about registered channels, <text:span text:style-name="T99">client</text:span> connection states, <text:span text:style-name="T100">if available</text:span></text:p>
        </text:list-item>
        <text:list-item>
          <text:p text:style-name="P105">MSG070 – The solution MUST support the asynchronous programming model</text:p>
        </text:list-item>
        <text:list-item>
          <text:p text:style-name="P108">MSG080 – The solution MUST support a client API</text:p>
        </text:list-item>
        <text:list-item>
          <text:p text:style-name="P109">MSG090 – The solution <text:span text:style-name="T101">MUST</text:span> respect <text:span text:style-name="T101">requested </text:span>intents</text:p>
        </text:list-item>
        <text:list-item>
          <text:p text:style-name="P110">MSG095 – The solution MUST announce its supported intents</text:p>
        </text:list-item>
        <text:list-item>
          <text:p text:style-name="P109">MSG100 – The solution MUST fail when encountering unknown <text:span text:style-name="T101">or unsupported </text:span>intents. </text:p>
        </text:list-item>
      </text:list>
      <text:h text:style-name="P97" text:outline-level="3"><text:bookmark-start text:name="__RefHeading___Toc1177_3647882673"/>Channels<text:bookmark-end text:name="__RefHeading___Toc1177_3647882673"/></text:h>
      <text:list xml:id="list3656453341" text:style-name="L4">
        <text:list-item>
          <text:p text:style-name="P111"><text:span text:style-name="T96">MSG10</text:span>0 – It <text:span text:style-name="T102">MUST</text:span> be possible to <text:span text:style-name="T96">asynchronously send messages to a channel.</text:span></text:p>
        </text:list-item>
        <text:list-item>
          <text:p text:style-name="P112">MSG120 – The solution MUST support <text:span text:style-name="T103">systems that support</text:span> point-to-point channel type</text:p>
        </text:list-item>
        <text:list-item>
          <text:p text:style-name="P112">MSG130 – The solution MUST support <text:span text:style-name="T103">systems that support </text:span>the publish-subscribe channel type</text:p>
        </text:list-item>
        <text:list-item>
          <text:p text:style-name="P112"><text:soft-page-break/>MSG140 – The solution MUST support quality of service </text:p>
        </text:list-item>
        <text:list-item>
          <text:p text:style-name="P103">MSG<text:span text:style-name="T104">15</text:span>0 – The solution MUST support send-and-forget and send-and-forward semantics</text:p>
        </text:list-item>
        <text:list-item>
          <text:p text:style-name="P106">MSG160 – The <text:span text:style-name="T98">solution SHOULD support Reply-To calls, if possible. For that the solution MUST act as caller (publish and subscribe) as well as Reply-To receiver (subscribe on publish)</text:span></text:p>
        </text:list-item>
        <text:list-item>
          <text:p text:style-name="P113">MSG170 – The solution SHOULD support filter semantics like exchange / routing-key and wildcards for channels</text:p>
        </text:list-item>
        <text:list-item>
          <text:p text:style-name="P114">MSG180 – The solution MAY support a do-autocreate as well as do-not-autocreate</text:p>
        </text:list-item>
      </text:list>
      <text:p text:style-name="P33">Messages</text:p>
      <text:list xml:id="list2097241367" text:style-name="L5">
        <text:list-item>
          <text:p text:style-name="P104">MSG<text:span text:style-name="T104">20</text:span>0 – Message<text:span text:style-name="T105">s bodie</text:span>s MUST <text:span text:style-name="T106">support sending of byte-data</text:span></text:p>
        </text:list-item>
        <text:list-item>
          <text:p text:style-name="P116">MSG205 – The implementation MAY place limits on the size of the messages that can be send. <text:span text:style-name="T107">The existence of a message size limitation for an implementation SHOULD be signaled.</text:span></text:p>
        </text:list-item>
        <text:list-item>
          <text:p text:style-name="P116"><text:span text:style-name="T105">MSG210 – It SHOULD be possible to support additional message properties like sequencing </text:span><text:span text:style-name="T17">and correlation. </text:span><text:span text:style-name="T18">The implementation </text:span><text:span text:style-name="T16">SHOULD</text:span><text:span text:style-name="T18"> provide access to properties when available.</text:span></text:p>
        </text:list-item>
        <text:list-item>
          <text:p text:style-name="P107"><text:span text:style-name="T17">M</text:span><text:span text:style-name="T15">SG220 – The solution MAY define a content encoding</text:span></text:p>
        </text:list-item>
        <text:list-item>
          <text:p text:style-name="P117">MSG230 – The solution MAY support message time-to-live information</text:p>
        </text:list-item>
        <text:list-item>
          <text:p text:style-name="P118">MSG240 – The solution MAY support <text:span text:style-name="T108">manual </text:span>acknowledge/reject support for messages</text:p>
        </text:list-item>
        <text:list-item>
          <text:p text:style-name="P119">MSG250 – The solution MAY have a journal<text:span text:style-name="T109">l</text:span>ing support</text:p>
        </text:list-item>
        <text:list-item>
          <text:p text:style-name="P115"><text:span text:style-name="T19">MSG260 – It </text:span><text:span text:style-name="T20">MUST</text:span><text:span text:style-name="T19"> be possible to identify the channel the message was received on</text:span></text:p>
        </text:list-item>
      </text:list>
      <text:h text:style-name="P92" text:outline-level="1">Technical Solution</text:h>
      <text:h text:style-name="Heading_20_2" text:outline-level="2">Message and MessageContext</text:h>
      <text:p text:style-name="P121">The concept of the messaging specification relies on a message object and a corresponding message context. A message is bound to a message context. This pattern is similar to the EventAdmin specification, where you get the topic and properties from the Event, you can get the context from a message. The difference is that the MessageContext contains more and typed information, than just a topic and a properties map.</text:p>
      <text:p text:style-name="P67"><text:span text:style-name="T56">/**</text:span></text:p>
      <text:p text:style-name="P79"><text:span text:style-name="T56"><text:s/>* An message object</text:span></text:p>
      <text:p text:style-name="P79"><text:span text:style-name="T56"><text:s/>*/</text:span></text:p>
      <text:p text:style-name="P79"><text:span text:style-name="T53">public</text:span><text:span text:style-name="T22"> </text:span><text:span text:style-name="T53">interface</text:span><text:span text:style-name="T22"> Message {</text:span></text:p>
      <text:p text:style-name="P79"><text:span text:style-name="T22"><text:tab/></text:span></text:p>
      <text:p text:style-name="P79"><text:soft-page-break/><text:span text:style-name="T22"><text:tab/></text:span><text:span text:style-name="T56">/**</text:span></text:p>
      <text:p text:style-name="P79"><text:span text:style-name="T56"><text:tab/> * Returns the </text:span><text:span text:style-name="T59">playload</text:span><text:span text:style-name="T56"> of the message as </text:span><text:span text:style-name="T60">{@link ByteBuffer}</text:span></text:p>
      <text:p text:style-name="P79"><text:span text:style-name="T56"><text:tab/> * </text:span><text:span text:style-name="T66">@return</text:span><text:span text:style-name="T56"> the </text:span><text:span text:style-name="T59">playload</text:span><text:span text:style-name="T56"> of the message as </text:span><text:span text:style-name="T60">{@link ByteBuffer}</text:span></text:p>
      <text:p text:style-name="P79"><text:span text:style-name="T56"><text:tab/> */</text:span></text:p>
      <text:p text:style-name="P79"><text:span text:style-name="T22"><text:tab/></text:span><text:span text:style-name="T53">public</text:span><text:span text:style-name="T22"> ByteBuffer payload();</text:span></text:p>
      <text:p text:style-name="P79"><text:span text:style-name="T22"><text:tab/></text:span></text:p>
      <text:p text:style-name="P79"><text:span text:style-name="T22"><text:tab/></text:span><text:span text:style-name="T56">/**</text:span></text:p>
      <text:p text:style-name="P79"><text:span text:style-name="T56"><text:tab/> * Returns </text:span><text:span text:style-name="T68">&lt;code&gt;</text:span><text:span text:style-name="T56">true</text:span><text:span text:style-name="T68">&lt;/code&gt;</text:span><text:span text:style-name="T56">, if the message is acknowledged. In case there is no acknowledgment</text:span></text:p>
      <text:p text:style-name="P79"><text:span text:style-name="T56"><text:tab/> * handling available, the method always returns </text:span><text:span text:style-name="T68">&lt;code&gt;</text:span><text:span text:style-name="T56">true</text:span><text:span text:style-name="T68">&lt;/code&gt;</text:span></text:p>
      <text:p text:style-name="P79"><text:span text:style-name="T56"><text:tab/> * </text:span><text:span text:style-name="T66">@return</text:span><text:span text:style-name="T56"> </text:span><text:span text:style-name="T68">&lt;code&gt;</text:span><text:span text:style-name="T56">true</text:span><text:span text:style-name="T68">&lt;/code&gt;</text:span><text:span text:style-name="T56">, if the message is acknowledged, </text:span><text:span text:style-name="T68">&lt;code&gt;</text:span><text:span text:style-name="T56">false</text:span><text:span text:style-name="T68">&lt;/code&gt;</text:span><text:span text:style-name="T56"> if rejected</text:span></text:p>
      <text:p text:style-name="P79"><text:span text:style-name="T56"><text:tab/> */</text:span></text:p>
      <text:p text:style-name="P79"><text:span text:style-name="T22"><text:tab/></text:span><text:span text:style-name="T53">public</text:span><text:span text:style-name="T22"> </text:span><text:span text:style-name="T53">boolean</text:span><text:span text:style-name="T22"> isAcknowledged();</text:span></text:p>
      <text:p text:style-name="P79"><text:span text:style-name="T22"><text:tab/></text:span></text:p>
      <text:p text:style-name="P79"><text:span text:style-name="T22"><text:tab/></text:span><text:span text:style-name="T56">/**</text:span></text:p>
      <text:p text:style-name="P79"><text:span text:style-name="T56"><text:tab/> * Returns the message context. This must not be </text:span><text:span text:style-name="T68">&lt;code&gt;</text:span><text:span text:style-name="T56">null</text:span><text:span text:style-name="T68">&lt;/code&gt;</text:span><text:span text:style-name="T56">.</text:span></text:p>
      <text:p text:style-name="P79"><text:span text:style-name="T56"><text:tab/> * </text:span><text:span text:style-name="T66">@return</text:span><text:span text:style-name="T56"> the </text:span><text:span text:style-name="T60">{@link MessageContext}</text:span><text:span text:style-name="T56"> instance of this message</text:span></text:p>
      <text:p text:style-name="P79"><text:span text:style-name="T56"><text:tab/> */</text:span></text:p>
      <text:p text:style-name="P79"><text:span text:style-name="T22"><text:tab/></text:span><text:span text:style-name="T53">public</text:span><text:span text:style-name="T22"> MessageContext getContext();</text:span></text:p>
      <text:p text:style-name="P80"/>
      <text:p text:style-name="P67"><text:span text:style-name="T22">}</text:span></text:p>
      <text:p text:style-name="P62"><text:span text:style-name="T23"/></text:p>
      <text:p text:style-name="P122">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p text:style-name="P66"><text:span text:style-name="T56">/**</text:span></text:p>
      <text:p text:style-name="P79"><text:span text:style-name="T56"><text:s/>* </text:span><text:span text:style-name="T111">Context</text:span><text:span text:style-name="T56"> object that can be used to provide additional properties that</text:span></text:p>
      <text:p text:style-name="P79"><text:span text:style-name="T56"><text:s/>* can be put to the underlying driver / connection. </text:span></text:p>
      <text:p text:style-name="P79"><text:span text:style-name="T56"><text:s/>* The context holds meta</text:span><text:span text:style-name="T68">-</text:span><text:span text:style-name="T56">information for a message to be send or received</text:span></text:p>
      <text:p text:style-name="P79"><text:span text:style-name="T56"><text:s/>*/</text:span></text:p>
      <text:p text:style-name="P79"><text:span text:style-name="T53">public</text:span><text:span text:style-name="T22"> </text:span><text:span text:style-name="T53">interface</text:span><text:span text:style-name="T22"> MessageContext {</text:span></text:p>
      <text:p text:style-name="P80"/>
      <text:p text:style-name="P79"><text:span text:style-name="T22"><text:tab/></text:span><text:span text:style-name="T56">/**</text:span></text:p>
      <text:p text:style-name="P79"><text:span text:style-name="T56"><text:tab/> * Returns a channel definition</text:span></text:p>
      <text:p text:style-name="P79"><text:span text:style-name="T56"><text:tab/> * </text:span><text:span text:style-name="T66">@return</text:span><text:span text:style-name="T56"> a channel definition</text:span></text:p>
      <text:p text:style-name="P79"><text:span text:style-name="T56"><text:tab/> */</text:span></text:p>
      <text:p text:style-name="P79"><text:span text:style-name="T22"><text:tab/>ChannelDTO getChannel();</text:span></text:p>
      <text:p text:style-name="P80"/>
      <text:p text:style-name="P79"><text:span text:style-name="T22"><text:tab/></text:span><text:span text:style-name="T56">/**</text:span></text:p>
      <text:p text:style-name="P79"><text:span text:style-name="T56"><text:tab/> * Returns the content type like a mime</text:span><text:span text:style-name="T68">-</text:span><text:span text:style-name="T56">type</text:span></text:p>
      <text:p text:style-name="P79"><text:span text:style-name="T56"><text:tab/> * </text:span><text:span text:style-name="T66">@return</text:span><text:span text:style-name="T56"> the content type</text:span></text:p>
      <text:p text:style-name="P79"><text:span text:style-name="T56"><text:tab/> */</text:span></text:p>
      <text:p text:style-name="P79"><text:span text:style-name="T22"><text:tab/></text:span><text:span text:style-name="T53">public</text:span><text:span text:style-name="T22"> String getContentType();</text:span></text:p>
      <text:p text:style-name="P80"/>
      <text:p text:style-name="P79"><text:span text:style-name="T22"><text:tab/></text:span><text:span text:style-name="T56">/**</text:span></text:p>
      <text:p text:style-name="P79"><text:span text:style-name="T56"><text:tab/> * Returns the content encoding</text:span></text:p>
      <text:p text:style-name="P79"><text:span text:style-name="T56"><text:tab/> * </text:span><text:span text:style-name="T66">@return</text:span><text:span text:style-name="T56"> the content encoding</text:span></text:p>
      <text:p text:style-name="P79"><text:span text:style-name="T56"><text:tab/> */</text:span></text:p>
      <text:p text:style-name="P79"><text:span text:style-name="T22"><text:tab/></text:span><text:span text:style-name="T53">public</text:span><text:span text:style-name="T22"> String getContentEncoding();</text:span></text:p>
      <text:p text:style-name="P80"/>
      <text:p text:style-name="P79"><text:span text:style-name="T22"><text:tab/></text:span><text:span text:style-name="T56">/**</text:span></text:p>
      <text:p text:style-name="P79"><text:span text:style-name="T56"><text:tab/> * Returns the correlation id</text:span></text:p>
      <text:p text:style-name="P79"><text:span text:style-name="T56"><text:tab/> * </text:span><text:span text:style-name="T66">@return</text:span><text:span text:style-name="T56"> the correlation id</text:span></text:p>
      <text:p text:style-name="P79"><text:span text:style-name="T56"><text:tab/> */</text:span></text:p>
      <text:p text:style-name="P79"><text:span text:style-name="T22"><text:tab/></text:span><text:span text:style-name="T53">public</text:span><text:span text:style-name="T22"> String getCorrelationId();</text:span></text:p>
      <text:p text:style-name="P80"/>
      <text:p text:style-name="P79"><text:span text:style-name="T22"><text:tab/></text:span><text:span text:style-name="T56">/**</text:span></text:p>
      <text:p text:style-name="P79"><text:span text:style-name="T56"><text:tab/> * Returns the reply to channel</text:span></text:p>
      <text:p text:style-name="P79"><text:span text:style-name="T56"><text:tab/> * </text:span><text:span text:style-name="T66">@return</text:span><text:span text:style-name="T56"> the reply to channel</text:span></text:p>
      <text:p text:style-name="P79"><text:span text:style-name="T56"><text:tab/> */</text:span></text:p>
      <text:p text:style-name="P79"><text:span text:style-name="T22"><text:tab/></text:span><text:span text:style-name="T53">public</text:span><text:span text:style-name="T22"> ChannelDTO getReplyToChannel();</text:span></text:p>
      <text:p text:style-name="P79"><text:span text:style-name="T22"><text:tab/></text:span></text:p>
      <text:p text:style-name="P79"><text:span text:style-name="T22"><text:tab/></text:span><text:span text:style-name="T56">/**</text:span></text:p>
      <text:p text:style-name="P79"><text:span text:style-name="T56"><text:tab/> * Returns </text:span><text:span text:style-name="T68">&lt;code&gt;</text:span><text:span text:style-name="T56">true</text:span><text:span text:style-name="T68">&lt;/code&gt;</text:span><text:span text:style-name="T56">, if auto</text:span><text:span text:style-name="T68">-</text:span><text:span text:style-name="T56">acknowledgment is activated.</text:span></text:p>
      <text:p text:style-name="P79"><text:span text:style-name="T56"><text:tab/> * </text:span><text:span text:style-name="T66">@return</text:span><text:span text:style-name="T56"> </text:span><text:span text:style-name="T68">&lt;code&gt;</text:span><text:span text:style-name="T56">true</text:span><text:span text:style-name="T68">&lt;/code&gt;</text:span><text:span text:style-name="T56">, if auto</text:span><text:span text:style-name="T68">-</text:span><text:span text:style-name="T56">acknowledgment is activated.</text:span></text:p>
      <text:p text:style-name="P79"><text:span text:style-name="T56"><text:tab/> */</text:span></text:p>
      <text:p text:style-name="P79"><text:soft-page-break/><text:span text:style-name="T22"><text:tab/></text:span><text:span text:style-name="T53">public</text:span><text:span text:style-name="T22"> </text:span><text:span text:style-name="T53">boolean</text:span><text:span text:style-name="T22"> </text:span><text:span text:style-name="T28">isAutoAcknowledge</text:span><text:span text:style-name="T22">();</text:span></text:p>
      <text:p text:style-name="P79"><text:span text:style-name="T22"/></text:p>
      <text:p text:style-name="P79"><text:span text:style-name="T22"><text:tab/></text:span><text:span text:style-name="T56">/**</text:span></text:p>
      <text:p text:style-name="P79"><text:span text:style-name="T56"><text:tab/> * Returns the options map for additional configurations. The returning map can not be modified anymore</text:span></text:p>
      <text:p text:style-name="P79"><text:span text:style-name="T56"><text:tab/> * </text:span><text:span text:style-name="T66">@return</text:span><text:span text:style-name="T56"> the options map, must no be </text:span><text:span text:style-name="T68">&lt;code&gt;</text:span><text:span text:style-name="T56">null</text:span><text:span text:style-name="T68">&lt;/code&gt;</text:span></text:p>
      <text:p text:style-name="P79"><text:span text:style-name="T56"><text:tab/> */</text:span></text:p>
      <text:p text:style-name="P79"><text:span text:style-name="T22"><text:tab/></text:span><text:span text:style-name="T53">public</text:span><text:span text:style-name="T22"> Map&lt;String, Object&gt; getOption();</text:span></text:p>
      <text:p text:style-name="P79"><text:span text:style-name="T22"><text:tab/></text:span></text:p>
      <text:p text:style-name="P79"><text:span text:style-name="T22"><text:tab/></text:span><text:span text:style-name="T56">/**</text:span></text:p>
      <text:p text:style-name="P79"><text:span text:style-name="T56"><text:tab/> * Returns the handler, to enable manual acknowledgement or rejection.</text:span></text:p>
      <text:p text:style-name="P79"><text:span text:style-name="T56"><text:tab/> * This handler is always available when auto</text:span><text:span text:style-name="T68">-</text:span><text:span text:style-name="T56">acknowledge is not active, which is the default.</text:span></text:p>
      <text:p text:style-name="P79"><text:span text:style-name="T56"><text:tab/> * It may be possible that </text:span><text:span text:style-name="T60">{@link MessageContextBuilder#handleAcknowledge(org.osgi.util.function.Consumer)}</text:span><text:span text:style-name="T56"> is</text:span></text:p>
      <text:p text:style-name="P79"><text:span text:style-name="T56"><text:tab/> * set, in this case calling the </text:span><text:span text:style-name="T60">{@link AcknowledgeHandler#acknowledge()}</text:span><text:span text:style-name="T56"> or </text:span><text:span text:style-name="T60">{@link AcknowledgeHandler#reject()}</text:span></text:p>
      <text:p text:style-name="P79"><text:span text:style-name="T56"><text:tab/> * methods will cause an </text:span><text:span text:style-name="T60">{@link IllegalStateException}</text:span></text:p>
      <text:p text:style-name="P79"><text:span text:style-name="T56"><text:tab/> * </text:span><text:span text:style-name="T66">@return</text:span><text:span text:style-name="T56"> the handler or </text:span><text:span text:style-name="T68">&lt;code&gt;</text:span><text:span text:style-name="T56">null</text:span><text:span text:style-name="T68">&lt;/code&gt;</text:span><text:span text:style-name="T56">, if auto</text:span><text:span text:style-name="T68">-</text:span><text:span text:style-name="T56">acknowledge is active</text:span></text:p>
      <text:p text:style-name="P79"><text:span text:style-name="T56"><text:tab/> */</text:span></text:p>
      <text:p text:style-name="P79"><text:span text:style-name="T22"><text:tab/></text:span><text:span text:style-name="T53">public</text:span><text:span text:style-name="T22"> AcknowledgeHandler getAcknowledgeHandler();</text:span></text:p>
      <text:p text:style-name="P80"/>
      <text:p text:style-name="P66"><text:span text:style-name="T22">}</text:span></text:p>
      <text:p text:style-name="P63"><text:span text:style-name="T23"/></text:p>
      <text:h text:style-name="Heading_20_2" text:outline-level="2">MessageBuild<text:span text:style-name="T118">er</text:span> and MessageContextBuilder</text:h>
      <text:p text:style-name="P72"><text:span text:style-name="T10"/></text:p>
      <text:p text:style-name="P73"><text:span text:style-name="T10">Because </text:span><text:span text:style-name="T12">the Message and MessageContext</text:span><text:span text:style-name="T10"> objects are fundamental for th</text:span><text:span text:style-name="T12">is</text:span><text:span text:style-name="T10"> </text:span><text:span text:style-name="T12">specification</text:span><text:span text:style-name="T10">, we need a way to create them. When receiving a message, the instance</text:span><text:span text:style-name="T11">s for </text:span><text:span text:style-name="T13">Message</text:span><text:span text:style-name="T11"> and </text:span><text:span text:style-name="T13">MessageContext</text:span><text:span text:style-name="T11"> are</text:span><text:span text:style-name="T10"> created by the implementation. When </text:span><text:span text:style-name="T11">publishing</text:span><text:span text:style-name="T10"> a message, the instance</text:span><text:span text:style-name="T11">s</text:span><text:span text:style-name="T10"> </text:span><text:span text:style-name="T11">need</text:span><text:span text:style-name="T10"> to be created by the user. <text:s/>Therefore corresponding builder interfaces exist.</text:span></text:p>
      <text:p text:style-name="P73"><text:span text:style-name="T10"/></text:p>
      <text:p text:style-name="P124"><text:span text:style-name="T114">Where the implementations of the service interfaces can be specific to a certain protocol, the message context implementation can be as well protocol specific and hold implementation-specific properties. </text:span></text:p>
      <text:p text:style-name="P73"><text:span text:style-name="T10"/></text:p>
      <text:p text:style-name="P68"><text:span text:style-name="T56">/**</text:span></text:p>
      <text:p text:style-name="P79"><text:span text:style-name="T56"><text:s/>* Builder for the </text:span><text:span text:style-name="T60">{@link MessageContext}</text:span><text:span text:style-name="T56"> to configure publish or subscription properties</text:span></text:p>
      <text:p text:style-name="P79"><text:span text:style-name="T56"><text:s/>*/</text:span></text:p>
      <text:p text:style-name="P79"><text:span text:style-name="T53">public</text:span><text:span text:style-name="T22"> </text:span><text:span text:style-name="T53">interface</text:span><text:span text:style-name="T22"> MessageContextBuilder {</text:span></text:p>
      <text:p text:style-name="P79"><text:span text:style-name="T22"><text:tab/></text:span></text:p>
      <text:p text:style-name="P79"><text:span text:style-name="T22"><text:tab/></text:span><text:span text:style-name="T56">/**</text:span></text:p>
      <text:p text:style-name="P79"><text:span text:style-name="T56"><text:tab/> * A consumer that is called to do custom logic. It gets the </text:span><text:span text:style-name="T60">{@link Message}</text:span><text:span text:style-name="T56"> as parameter.</text:span></text:p>
      <text:p text:style-name="P79"><text:span text:style-name="T56"><text:tab/> * Using the </text:span><text:span text:style-name="T60">{@link MessageContext#getAcknowledgeHandler()}</text:span><text:span text:style-name="T56"> from the message, enables implementers</text:span></text:p>
      <text:p text:style-name="P79"><text:span text:style-name="T56"><text:tab/> * to manually trigger </text:span></text:p>
      <text:p text:style-name="P79"><text:span text:style-name="T56"><text:tab/> * This handler is protocol implementation specific. </text:span></text:p>
      <text:p text:style-name="P79"><text:span text:style-name="T56"><text:tab/> * Using this handler, the user can decide whether to acknowledge or reject the message. </text:span></text:p>
      <text:p text:style-name="P79"><text:span text:style-name="T56"><text:tab/> * </text:span></text:p>
      <text:p text:style-name="P79"><text:span text:style-name="T56"><text:tab/> * This handler is only called, when the autoAcknowledge is set to </text:span><text:span text:style-name="T68">&lt;code&gt;</text:span><text:span text:style-name="T56">false</text:span><text:span text:style-name="T68">&lt;/code&gt;</text:span><text:span text:style-name="T56"> </text:span></text:p>
      <text:p text:style-name="P79"><text:span text:style-name="T56"><text:tab/> * </text:span><text:span text:style-name="T66">@param</text:span><text:span text:style-name="T56"> acknowledgeHandler the consumer that gets the </text:span><text:span text:style-name="T60">{@link Message}</text:span><text:span text:style-name="T56"> as parameter</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handleAcknowledge(Consumer&lt;Message&gt; </text:span><text:span text:style-name="T74">acknowledgeHandler</text:span><text:span text:style-name="T22">);</text:span></text:p>
      <text:p text:style-name="P80"/>
      <text:p text:style-name="P79"><text:span text:style-name="T22"><text:tab/></text:span><text:span text:style-name="T56">/**</text:span></text:p>
      <text:p text:style-name="P79"><text:span text:style-name="T56"><text:tab/> * Defines a </text:span><text:span text:style-name="T60">{@link Predicate}</text:span><text:span text:style-name="T56"> to test receiving message to either acknowledge or reject.</text:span></text:p>
      <text:p text:style-name="P79"><text:span text:style-name="T56"><text:tab/> * This filter only effects, if auto</text:span><text:span text:style-name="T68">-</text:span><text:span text:style-name="T56">acknowledge is set to </text:span><text:span text:style-name="T68">&lt;code&gt;</text:span><text:span text:style-name="T56">true</text:span><text:span text:style-name="T68">&lt;/code&gt;</text:span><text:span text:style-name="T56">.</text:span></text:p>
      <text:p text:style-name="P79"><text:span text:style-name="T56"><text:tab/> * If the test of the predicate is </text:span><text:span text:style-name="T68">&lt;code&gt;</text:span><text:span text:style-name="T56">true</text:span><text:span text:style-name="T68">&lt;/code&gt;</text:span><text:span text:style-name="T56">, the message will be acknowledged, otherwise rejected using the </text:span></text:p>
      <text:p text:style-name="P79"><text:span text:style-name="T56"><text:tab/> * implementation specific logic. </text:span></text:p>
      <text:p text:style-name="P79"><text:span text:style-name="T56"><text:tab/> * If postAcknowledge or/and postReject consumers are set, they will be called after that.</text:span></text:p>
      <text:p text:style-name="P79"><text:span text:style-name="T56"><text:tab/> * </text:span><text:span text:style-name="T66">@param</text:span><text:span text:style-name="T56"> ackFilter the predicate to test the message</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oft-page-break/><text:span text:style-name="T22"><text:tab/></text:span><text:span text:style-name="T53">public</text:span><text:span text:style-name="T22"> MessageContextBuilder filterAcknowledge(Predicate&lt;Message&gt; </text:span><text:span text:style-name="T74">ackFilter</text:span><text:span text:style-name="T22">);</text:span></text:p>
      <text:p text:style-name="P80"/>
      <text:p text:style-name="P79"><text:span text:style-name="T22"><text:tab/></text:span><text:span text:style-name="T56">/**</text:span></text:p>
      <text:p text:style-name="P79"><text:span text:style-name="T56"><text:tab/> * A consumer that is called to do the custom logic of rejected messages.</text:span></text:p>
      <text:p text:style-name="P79"><text:span text:style-name="T56"><text:tab/> * That this consumer is called, either an acknowledge filter needs to be set or otherwise the acknowledge</text:span></text:p>
      <text:p text:style-name="P79"><text:span text:style-name="T56"><text:tab/> * handler needs to be defined. Only in this cases a decision can be made, to reject a message.</text:span></text:p>
      <text:p text:style-name="P79"><text:span text:style-name="T56"><text:tab/> * </text:span></text:p>
      <text:p text:style-name="P79"><text:span text:style-name="T56"><text:tab/> * If auto</text:span><text:span text:style-name="T68">-</text:span><text:span text:style-name="T56">acknowledge is active and the acknowledge filter is set, this consumer is called after calling the internal</text:span></text:p>
      <text:p text:style-name="P79"><text:span text:style-name="T56"><text:tab/> * protocol specific message rejection logic.</text:span></text:p>
      <text:p text:style-name="P79"><text:span text:style-name="T56"><text:tab/> * If auto</text:span><text:span text:style-name="T68">-</text:span><text:span text:style-name="T56">acknowledge is not active and the acknowledge handler is defined, this consumer is called after</text:span></text:p>
      <text:p text:style-name="P79"><text:span text:style-name="T56"><text:tab/> * invoking the </text:span><text:span text:style-name="T60">{@link AcknowledgeHandler#reject()}</text:span><text:span text:style-name="T56"> method.</text:span></text:p>
      <text:p text:style-name="P79"><text:span text:style-name="T56"><text:tab/> * An acknowledge filter needs to be set and test a message as rejected to invoke this</text:span></text:p>
      <text:p text:style-name="P79"><text:span text:style-name="T56"><text:tab/> * consumer after the implementation specific rejection. </text:span></text:p>
      <text:p text:style-name="P79"><text:span text:style-name="T56"><text:tab/> * </text:span><text:span text:style-name="T66">@param</text:span><text:span text:style-name="T56"> rejectConsumer</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postReject(Consumer&lt;Message&gt; </text:span><text:span text:style-name="T74">rejectConsumer</text:span><text:span text:style-name="T22">);</text:span></text:p>
      <text:p text:style-name="P79"><text:span text:style-name="T22"><text:tab/></text:span></text:p>
      <text:p text:style-name="P79"><text:span text:style-name="T22"><text:tab/></text:span><text:span text:style-name="T56">/**</text:span></text:p>
      <text:p text:style-name="P79"><text:span text:style-name="T56"><text:tab/> * A consumer that is called to do custom logic of acknowledged messages. If a acknowledge filter is set and</text:span></text:p>
      <text:p text:style-name="P79"><text:span text:style-name="T56"><text:tab/> * auto</text:span><text:span text:style-name="T68">-</text:span><text:span text:style-name="T56">acknowledgement is not active, this method will be called to invoke the acknowledge process.</text:span></text:p>
      <text:p text:style-name="P79"><text:span text:style-name="T56"><text:tab/> * </text:span></text:p>
      <text:p text:style-name="P79"><text:span text:style-name="T56"><text:tab/> * Usually the implementations will provide their default behavior to execute the acknowledgement. Providing</text:span></text:p>
      <text:p text:style-name="P79"><text:span text:style-name="T56"><text:tab/> * this consumer will not override this behavior. Instead the consumer is called afterwards.</text:span></text:p>
      <text:p text:style-name="P79"><text:span text:style-name="T56"><text:tab/> * </text:span><text:span text:style-name="T66">@param</text:span><text:span text:style-name="T56"> ackConsumer the consumer </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postAcknowledge(Consumer&lt;Message&gt; </text:span><text:span text:style-name="T74">ackConsumer</text:span><text:span text:style-name="T22">);</text:span></text:p>
      <text:p text:style-name="P80"/>
      <text:p text:style-name="P79"><text:span text:style-name="T22"><text:tab/></text:span><text:span text:style-name="T56">/**</text:span></text:p>
      <text:p text:style-name="P79"><text:span text:style-name="T56"><text:tab/> * Set to </text:span><text:span text:style-name="T68">&lt;code&gt;</text:span><text:span text:style-name="T56">true</text:span><text:span text:style-name="T68">&lt;/code&gt;</text:span><text:span text:style-name="T56">, to take profit of the underlying functionality </text:span></text:p>
      <text:p text:style-name="P79"><text:span text:style-name="T56"><text:tab/> * of automatically acknowledging messages that are received.</text:span></text:p>
      <text:p text:style-name="P79"><text:span text:style-name="T56"><text:tab/> * In case an acknowledge filter is provided, the messages are automatically</text:span></text:p>
      <text:p text:style-name="P79"><text:span text:style-name="T56"><text:tab/> * acknowledged, when the predicate test returns </text:span><text:span text:style-name="T68">&lt;code&gt;</text:span><text:span text:style-name="T56">true</text:span><text:span text:style-name="T68">&lt;/code&gt;</text:span><text:span text:style-name="T56">. Otherwise the </text:span></text:p>
      <text:p text:style-name="P79"><text:span text:style-name="T56"><text:tab/> * message will be automatically rejected.</text:span></text:p>
      <text:p text:style-name="P79"><text:span text:style-name="T56"><text:tab/> * </text:span></text:p>
      <text:p text:style-name="P79"><text:span text:style-name="T56"><text:tab/> * This flag is defaulted to </text:span><text:span text:style-name="T68">&lt;code&gt;</text:span><text:span text:style-name="T56">false</text:span><text:span text:style-name="T68">&lt;/code&gt;</text:span><text:span text:style-name="T56">.</text:span></text:p>
      <text:p text:style-name="P79"><text:span text:style-name="T56"><text:tab/> * </text:span><text:span text:style-name="T66">@param</text:span><text:span text:style-name="T56"> autoAck the auto</text:span><text:span text:style-name="T68">-</text:span><text:span text:style-name="T56">acknowledge flag</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autoAcknowledge(</text:span><text:span text:style-name="T53">boolean</text:span><text:span text:style-name="T22"> </text:span><text:span text:style-name="T74">autoAck</text:span><text:span text:style-name="T22">);</text:span></text:p>
      <text:p text:style-name="P80"/>
      <text:p text:style-name="P79"><text:span text:style-name="T22"><text:tab/></text:span><text:span text:style-name="T56">/**</text:span></text:p>
      <text:p text:style-name="P79"><text:span text:style-name="T56"><text:tab/> * Defines a reply to address when submitting a reply</text:span><text:span text:style-name="T68">-</text:span><text:span text:style-name="T56">to request. So the receiver will</text:span></text:p>
      <text:p text:style-name="P79"><text:span text:style-name="T56"><text:tab/> * knows, where to send the reply.</text:span></text:p>
      <text:p text:style-name="P79"><text:span text:style-name="T56"><text:tab/> * </text:span><text:span text:style-name="T66">@param</text:span><text:span text:style-name="T56"> replyToAddress the reply address</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replyTo(String </text:span><text:span text:style-name="T74">replyToAddress</text:span><text:span text:style-name="T22">);</text:span></text:p>
      <text:p text:style-name="P80"/>
      <text:p text:style-name="P79"><text:span text:style-name="T22"><text:tab/></text:span><text:span text:style-name="T56">/**</text:span></text:p>
      <text:p text:style-name="P79"><text:span text:style-name="T56"><text:tab/> * Defines a correlation id that is usually used for reply</text:span><text:span text:style-name="T68">-</text:span><text:span text:style-name="T56">to requests. </text:span></text:p>
      <text:p text:style-name="P79"><text:span text:style-name="T56"><text:tab/> * The correlation id is an identifier to assign a response to its corresponding request.</text:span></text:p>
      <text:p text:style-name="P79"><text:span text:style-name="T56"><text:tab/> * This options can be used when the underlying system doesn't provide the generation of these</text:span></text:p>
      <text:p text:style-name="P79"><text:span text:style-name="T56"><text:tab/> * correlation </text:span><text:span text:style-name="T59">ids</text:span></text:p>
      <text:p text:style-name="P79"><text:span text:style-name="T56"><text:tab/> * </text:span><text:span text:style-name="T66">@param</text:span><text:span text:style-name="T56"> correlationId the correlationId</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correlationId(String </text:span><text:span text:style-name="T74">correlationId</text:span><text:span text:style-name="T22">);</text:span></text:p>
      <text:p text:style-name="P80"/>
      <text:p text:style-name="P79"><text:span text:style-name="T22"><text:tab/></text:span><text:span text:style-name="T56">/**</text:span></text:p>
      <text:p text:style-name="P79"><text:soft-page-break/><text:span text:style-name="T56"><text:tab/> * Defines a content encoding <text:s/></text:span></text:p>
      <text:p text:style-name="P79"><text:span text:style-name="T56"><text:tab/> * </text:span><text:span text:style-name="T66">@param</text:span><text:span text:style-name="T56"> content the content encoding</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contentEncoding(String </text:span><text:span text:style-name="T74">contentEncoding</text:span><text:span text:style-name="T22">);</text:span></text:p>
      <text:p text:style-name="P80"/>
      <text:p text:style-name="P79"><text:span text:style-name="T22"><text:tab/></text:span><text:span text:style-name="T56">/**</text:span></text:p>
      <text:p text:style-name="P79"><text:span text:style-name="T56"><text:tab/> * Defines a content</text:span><text:span text:style-name="T68">-</text:span><text:span text:style-name="T56">type like the content mime</text:span><text:span text:style-name="T68">-</text:span><text:span text:style-name="T56">type.</text:span></text:p>
      <text:p text:style-name="P79"><text:span text:style-name="T56"><text:tab/> * </text:span><text:span text:style-name="T66">@param</text:span><text:span text:style-name="T56"> contentType the content type</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contentType(String </text:span><text:span text:style-name="T74">contentType</text:span><text:span text:style-name="T22">);</text:span></text:p>
      <text:p text:style-name="P80"/>
      <text:p text:style-name="P79"><text:span text:style-name="T22"><text:tab/></text:span><text:span text:style-name="T56">/**</text:span></text:p>
      <text:p text:style-name="P79"><text:span text:style-name="T56"><text:tab/> * Defines a channel name and a routing key</text:span></text:p>
      <text:p text:style-name="P79"><text:span text:style-name="T56"><text:tab/> * </text:span><text:span text:style-name="T66">@param</text:span><text:span text:style-name="T56"> channelName the channel name </text:span></text:p>
      <text:p text:style-name="P79"><text:span text:style-name="T56"><text:tab/> * </text:span><text:span text:style-name="T66">@param</text:span><text:span text:style-name="T56"> routingKey the special key for routing a message</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channel(String </text:span><text:span text:style-name="T74">channelName</text:span><text:span text:style-name="T22">, String </text:span><text:span text:style-name="T74">routingKey</text:span><text:span text:style-name="T22">);</text:span></text:p>
      <text:p text:style-name="P80"/>
      <text:p text:style-name="P79"><text:span text:style-name="T22"><text:tab/></text:span><text:span text:style-name="T56">/**</text:span></text:p>
      <text:p text:style-name="P79"><text:span text:style-name="T56"><text:tab/> * Defines a channel name that can be a topic or queue name</text:span></text:p>
      <text:p text:style-name="P79"><text:span text:style-name="T56"><text:tab/> * </text:span><text:span text:style-name="T66">@param</text:span><text:span text:style-name="T56"> channelName the channel name</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channel(String </text:span><text:span text:style-name="T74">channelName</text:span><text:span text:style-name="T22">);</text:span></text:p>
      <text:p text:style-name="P79"><text:span text:style-name="T22"><text:tab/></text:span></text:p>
      <text:p text:style-name="P79"><text:span text:style-name="T22"><text:tab/></text:span><text:span text:style-name="T56">/**</text:span></text:p>
      <text:p text:style-name="P79"><text:span text:style-name="T56"><text:tab/> * Adds an options entry with the given key and the given value</text:span></text:p>
      <text:p text:style-name="P79"><text:span text:style-name="T56"><text:tab/> * </text:span><text:span text:style-name="T66">@param</text:span><text:span text:style-name="T56"> key the option/property key</text:span></text:p>
      <text:p text:style-name="P79"><text:span text:style-name="T56"><text:tab/> * </text:span><text:span text:style-name="T66">@param</text:span><text:span text:style-name="T56"> value the option value</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optionEntry(String </text:span><text:span text:style-name="T74">key</text:span><text:span text:style-name="T22">, Object </text:span><text:span text:style-name="T74">value</text:span><text:span text:style-name="T22">);</text:span></text:p>
      <text:p text:style-name="P79"><text:span text:style-name="T22"><text:tab/></text:span></text:p>
      <text:p text:style-name="P79"><text:span text:style-name="T22"><text:tab/></text:span><text:span text:style-name="T56">/**</text:span></text:p>
      <text:p text:style-name="P79"><text:span text:style-name="T56"><text:tab/> * Appends the given options to the context options</text:span></text:p>
      <text:p text:style-name="P79"><text:span text:style-name="T56"><text:tab/> * </text:span><text:span text:style-name="T66">@param</text:span><text:span text:style-name="T56"> options the options map to be added to the options</text:span></text:p>
      <text:p text:style-name="P79"><text:span text:style-name="T56"><text:tab/> * </text:span><text:span text:style-name="T66">@return</text:span><text:span text:style-name="T56"> the </text:span><text:span text:style-name="T60">{@link MessageContextBuilder}</text:span><text:span text:style-name="T56"> instance</text:span></text:p>
      <text:p text:style-name="P79"><text:span text:style-name="T56"><text:tab/> */</text:span></text:p>
      <text:p text:style-name="P79"><text:span text:style-name="T22"><text:tab/></text:span><text:span text:style-name="T53">public</text:span><text:span text:style-name="T22"> MessageContextBuilder options(Map&lt;String, Object&gt; </text:span><text:span text:style-name="T74">options</text:span><text:span text:style-name="T22">);</text:span></text:p>
      <text:p text:style-name="P79"><text:span text:style-name="T22"><text:tab/></text:span></text:p>
      <text:p text:style-name="P79"><text:span text:style-name="T22"><text:tab/></text:span><text:span text:style-name="T56">/**</text:span></text:p>
      <text:p text:style-name="P79"><text:span text:style-name="T56"><text:tab/> * Builds the message context</text:span></text:p>
      <text:p text:style-name="P79"><text:span text:style-name="T56"><text:tab/> * </text:span><text:span text:style-name="T66">@return</text:span><text:span text:style-name="T56"> the message context instance</text:span></text:p>
      <text:p text:style-name="P79"><text:span text:style-name="T56"><text:tab/> */</text:span></text:p>
      <text:p text:style-name="P79"><text:span text:style-name="T22"><text:tab/></text:span><text:span text:style-name="T53">public</text:span><text:span text:style-name="T22"> MessageContext buildContext();</text:span></text:p>
      <text:p text:style-name="P80"/>
      <text:p text:style-name="P68"><text:span text:style-name="T22">}</text:span></text:p>
      <text:p text:style-name="P64"/>
      <text:p text:style-name="P65">This builder can be used to create a <text:span text:style-name="T116">MessageContext</text:span> instance. To create a Message instance to corresponding <text:span text:style-name="T116">MessageBuilder</text:span> can be used. It inherits from the <text:span text:style-name="T116">MessageContext</text:span>, to make the configuration seamless, without having t<text:span text:style-name="T120">w</text:span>o builders. </text:p>
      <text:p text:style-name="P65"/>
      <text:p text:style-name="P69"><text:span text:style-name="T56">/**</text:span></text:p>
      <text:p text:style-name="P79"><text:span text:style-name="T56"><text:s/>* Builder for the </text:span><text:span text:style-name="T60">{@link Message}</text:span><text:span text:style-name="T56"> to configure content</text:span></text:p>
      <text:p text:style-name="P79"><text:span text:style-name="T56"><text:s/>*/</text:span></text:p>
      <text:p text:style-name="P79"><text:span text:style-name="T53">public</text:span><text:span text:style-name="T22"> </text:span><text:span text:style-name="T53">interface</text:span><text:span text:style-name="T22"> MessageBuilder </text:span><text:span text:style-name="T53">extends</text:span><text:span text:style-name="T22"> MessageContextBuilder {</text:span></text:p>
      <text:p text:style-name="P79"><text:span text:style-name="T22"><text:tab/></text:span></text:p>
      <text:p text:style-name="P79"><text:span text:style-name="T22"><text:tab/></text:span><text:span text:style-name="T56">/**</text:span></text:p>
      <text:p text:style-name="P79"><text:span text:style-name="T56"><text:tab/> * Sets the provided </text:span><text:span text:style-name="T60">{@link MessageContext}</text:span><text:span text:style-name="T56"> instance. If this context is set,</text:span></text:p>
      <text:p text:style-name="P79"><text:span text:style-name="T56"><text:tab/> * calling message context builder functions on this builder will no override</text:span></text:p>
      <text:p text:style-name="P79"><text:span text:style-name="T56"><text:tab/> * the values from the given context.</text:span></text:p>
      <text:p text:style-name="P79"><text:span text:style-name="T56"><text:tab/> * </text:span><text:span text:style-name="T66">@param</text:span><text:span text:style-name="T56"> context an existing context</text:span></text:p>
      <text:p text:style-name="P79"><text:span text:style-name="T56"><text:tab/> * </text:span><text:span text:style-name="T66">@return</text:span><text:span text:style-name="T56"> the </text:span><text:span text:style-name="T60">{@link MessageBuilder}</text:span><text:span text:style-name="T56"> instance</text:span></text:p>
      <text:p text:style-name="P79"><text:soft-page-break/><text:span text:style-name="T56"><text:tab/> */</text:span></text:p>
      <text:p text:style-name="P79"><text:span text:style-name="T22"><text:tab/></text:span><text:span text:style-name="T53">public</text:span><text:span text:style-name="T22"> MessageBuilder withContext(MessageContext </text:span><text:span text:style-name="T74">context</text:span><text:span text:style-name="T22">);</text:span></text:p>
      <text:p text:style-name="P79"><text:span text:style-name="T22"><text:tab/></text:span></text:p>
      <text:p text:style-name="P79"><text:span text:style-name="T22"><text:tab/></text:span><text:span text:style-name="T56">/**</text:span></text:p>
      <text:p text:style-name="P79"><text:span text:style-name="T56"><text:tab/> * Adds the content to the message</text:span></text:p>
      <text:p text:style-name="P79"><text:span text:style-name="T56"><text:tab/> * </text:span><text:span text:style-name="T66">@param</text:span><text:span text:style-name="T56"> byteBuffer the content</text:span></text:p>
      <text:p text:style-name="P79"><text:span text:style-name="T56"><text:tab/> * </text:span><text:span text:style-name="T66">@return</text:span><text:span text:style-name="T56"> the </text:span><text:span text:style-name="T60">{@link MessageBuilder}</text:span><text:span text:style-name="T56"> instance</text:span></text:p>
      <text:p text:style-name="P79"><text:span text:style-name="T56"><text:tab/> */</text:span></text:p>
      <text:p text:style-name="P79"><text:span text:style-name="T22"><text:tab/></text:span><text:span text:style-name="T53">public</text:span><text:span text:style-name="T22"> MessageBuilder content(ByteBuffer </text:span><text:span text:style-name="T74">byteBuffer</text:span><text:span text:style-name="T22">);</text:span></text:p>
      <text:p text:style-name="P79"><text:span text:style-name="T22"><text:tab/></text:span></text:p>
      <text:p text:style-name="P79"><text:span text:style-name="T22"><text:tab/></text:span><text:span text:style-name="T56">/**</text:span></text:p>
      <text:p text:style-name="P79"><text:span text:style-name="T56"><text:tab/> * Adds typed content to the message and maps it using the provided mapping function</text:span></text:p>
      <text:p text:style-name="P79"><text:span text:style-name="T56"><text:tab/> * </text:span><text:span text:style-name="T66">@param</text:span><text:span text:style-name="T56"> </text:span><text:span text:style-name="T68">&lt;T&gt;</text:span><text:span text:style-name="T56"> the content type</text:span></text:p>
      <text:p text:style-name="P79"><text:span text:style-name="T56"><text:tab/> * </text:span><text:span text:style-name="T66">@param</text:span><text:span text:style-name="T56"> object the input object </text:span></text:p>
      <text:p text:style-name="P79"><text:span text:style-name="T56"><text:tab/> * </text:span><text:span text:style-name="T66">@param</text:span><text:span text:style-name="T56"> contentMapper a mapping function to map T into the </text:span><text:span text:style-name="T60">{@link ByteBuffer}</text:span></text:p>
      <text:p text:style-name="P79"><text:span text:style-name="T56"><text:tab/> * </text:span><text:span text:style-name="T66">@return</text:span><text:span text:style-name="T56"> the </text:span><text:span text:style-name="T60">{@link MessageBuilder}</text:span><text:span text:style-name="T56"> instance</text:span></text:p>
      <text:p text:style-name="P79"><text:span text:style-name="T56"><text:tab/> */</text:span></text:p>
      <text:p text:style-name="P79"><text:span text:style-name="T22"><text:tab/></text:span><text:span text:style-name="T53">public</text:span><text:span text:style-name="T22"> &lt;T&gt; MessageBuilder content(T </text:span><text:span text:style-name="T74">object</text:span><text:span text:style-name="T22">, Function&lt;T, ByteBuffer&gt; </text:span><text:span text:style-name="T74">contentMapper</text:span><text:span text:style-name="T22">);</text:span></text:p>
      <text:p text:style-name="P79"><text:span text:style-name="T22"><text:tab/></text:span></text:p>
      <text:p text:style-name="P79"><text:span text:style-name="T22"><text:tab/></text:span><text:span text:style-name="T56">/**</text:span></text:p>
      <text:p text:style-name="P79"><text:span text:style-name="T56"><text:tab/> * Builds a message instance</text:span></text:p>
      <text:p text:style-name="P79"><text:span text:style-name="T56"><text:tab/> * </text:span><text:span text:style-name="T66">@return</text:span><text:span text:style-name="T56"> the message instance</text:span></text:p>
      <text:p text:style-name="P79"><text:span text:style-name="T56"><text:tab/> */</text:span></text:p>
      <text:p text:style-name="P79"><text:span text:style-name="T22"><text:tab/></text:span><text:span text:style-name="T53">public</text:span><text:span text:style-name="T22"> Message buildMessage();</text:span></text:p>
      <text:p text:style-name="P79"><text:span text:style-name="T22"><text:tab/></text:span></text:p>
      <text:p text:style-name="P79"><text:span text:style-name="T22"><text:tab/></text:span><text:span text:style-name="T56">/**</text:span></text:p>
      <text:p text:style-name="P79"><text:span text:style-name="T56"><text:tab/> * Build a message instance and also creates a </text:span><text:span text:style-name="T60">{@link MessageContext}</text:span><text:span text:style-name="T56"> and assigns it to the message instance</text:span></text:p>
      <text:p text:style-name="P79"><text:span text:style-name="T56"><text:tab/> * </text:span><text:span text:style-name="T66">@return</text:span><text:span text:style-name="T56"> the message instance</text:span></text:p>
      <text:p text:style-name="P79"><text:span text:style-name="T56"><text:tab/> */</text:span></text:p>
      <text:p text:style-name="P79"><text:span text:style-name="T22"><text:tab/></text:span><text:span text:style-name="T53">public</text:span><text:span text:style-name="T22"> Message buildMessageWithContext();</text:span></text:p>
      <text:p text:style-name="P80"/>
      <text:p text:style-name="P69"><text:span text:style-name="T22">}</text:span></text:p>
      <text:p text:style-name="P64"/>
      <text:h text:style-name="P90" text:outline-level="2">Message Runtime <text:span text:style-name="T119">Service</text:span></text:h>
      <text:p text:style-name="P125">To get runtime information about a certain connection of an implementation, a <text:span text:style-name="T116">MessageRuntimeService</text:span> exists that exposes connection information.</text:p>
      <text:p text:style-name="P58">/**</text:p>
      <text:p text:style-name="P75"><text:s/>* The MessageServiceRuntime service represents the runtime information of a</text:p>
      <text:p text:style-name="P75"><text:s/>* Message Service implementation.</text:p>
      <text:p text:style-name="P79"><text:span text:style-name="T56"><text:s/>* </text:span><text:span text:style-name="T68">&lt;p&gt;</text:span></text:p>
      <text:p text:style-name="P75"><text:s/>* It provides access to DTOs representing the current state of the connection.</text:p>
      <text:p text:style-name="P79"><text:span text:style-name="T56"><text:s/>* </text:span><text:span text:style-name="T68">&lt;p&gt;</text:span></text:p>
      <text:p text:style-name="P75"><text:s/>* The MessageServiceRuntime service must be registered with the</text:p>
      <text:p text:style-name="P79"><text:span text:style-name="T56"><text:s/>* </text:span><text:span text:style-name="T60">{@link MessageConstants#MESSAGE_CONNECTION_URI}</text:span><text:span text:style-name="T56"> service</text:span></text:p>
      <text:p text:style-name="P75"><text:s/>* property.</text:p>
      <text:p text:style-name="P75"><text:s/>*</text:p>
      <text:p text:style-name="P75"><text:s/>*/</text:p>
      <text:p text:style-name="P76">@ProviderType</text:p>
      <text:p text:style-name="P79"><text:span text:style-name="T53">public</text:span><text:span text:style-name="T22"> </text:span><text:span text:style-name="T53">interface</text:span><text:span text:style-name="T22"> MessageServiceRuntime {</text:span></text:p>
      <text:p text:style-name="P78"><text:tab/></text:p>
      <text:p text:style-name="P79"><text:span text:style-name="T22"><text:tab/></text:span><text:span text:style-name="T56">/**</text:span></text:p>
      <text:p text:style-name="P75"><text:tab/> * Return the runtime DTO containing the connection state</text:p>
      <text:p text:style-name="P75"><text:tab/> * </text:p>
      <text:p text:style-name="P79"><text:span text:style-name="T56"><text:tab/> * </text:span><text:span text:style-name="T66">@return</text:span><text:span text:style-name="T56"> the runtime DTO</text:span></text:p>
      <text:p text:style-name="P75"><text:tab/> */</text:p>
      <text:p text:style-name="P79"><text:span text:style-name="T22"><text:tab/>RuntimeDTO </text:span><text:span text:style-name="T28">getRuntimeDTO</text:span><text:span text:style-name="T22">();</text:span></text:p>
      <text:p text:style-name="P80"/>
      <text:p text:style-name="P60">}</text:p>
      <text:p text:style-name="P126">TBD</text:p>
      <text:h text:style-name="P89" text:outline-level="2"><text:soft-page-break/>Subscription</text:h>
      <text:p text:style-name="P123"><text:span text:style-name="T115">Service interfaces for s</text:span>ubscribing on channels and publishing of messages are separated into own interfaces. <text:span text:style-name="T114">That makes it possible just to implement either subscription or publishing. </text:span></text:p>
      <text:p text:style-name="P36">The proposed interface defines a message subscription. <text:span text:style-name="T112">I covers two major cases:</text:span></text:p>
      <text:list xml:id="list4056266580" text:style-name="L6">
        <text:list-item>
          <text:p text:style-name="P120">expecting a stream of data for a channel</text:p>
        </text:list-item>
        <text:list-item>
          <text:p text:style-name="P120">expecting <text:span text:style-name="T121">answers</text:span> for a reply-to request</text:p>
        </text:list-item>
      </text:list>
      <text:p text:style-name="P34"/>
      <text:p text:style-name="P61"><text:span text:style-name="T55">public</text:span> <text:span text:style-name="T55">interface</text:span> MessageSubscription {</text:p>
      <text:p text:style-name="P79"><text:span text:style-name="T22"><text:tab/></text:span></text:p>
      <text:p text:style-name="P79"><text:span text:style-name="T22"><text:tab/></text:span><text:span text:style-name="T56">/**</text:span></text:p>
      <text:p text:style-name="P79"><text:span text:style-name="T56"><text:tab/> * Subscribe the </text:span><text:span text:style-name="T60">{@link PushStream}</text:span><text:span text:style-name="T56"> to the given topic</text:span></text:p>
      <text:p text:style-name="P79"><text:span text:style-name="T56"><text:tab/> * </text:span><text:span text:style-name="T66">@param</text:span><text:span text:style-name="T56"> topic the topic string to subscribe to</text:span></text:p>
      <text:p text:style-name="P79"><text:span text:style-name="T56"><text:tab/> * </text:span><text:span text:style-name="T66">@return</text:span><text:span text:style-name="T56"> a </text:span><text:span text:style-name="T60">{@link PushStream}</text:span><text:span text:style-name="T56"> instance for the subscription</text:span></text:p>
      <text:p text:style-name="P79"><text:span text:style-name="T56"><text:tab/> */</text:span></text:p>
      <text:p text:style-name="P79"><text:span text:style-name="T22"><text:tab/></text:span><text:span text:style-name="T53">public</text:span><text:span text:style-name="T22"> PushStream&lt;Message&gt; subscribe(String </text:span><text:span text:style-name="T74">topic</text:span><text:span text:style-name="T22">);</text:span></text:p>
      <text:p text:style-name="P79"><text:span text:style-name="T22"><text:tab/></text:span></text:p>
      <text:p text:style-name="P79"><text:span text:style-name="T22"><text:tab/></text:span><text:span text:style-name="T56">/**</text:span></text:p>
      <text:p text:style-name="P79"><text:span text:style-name="T56"><text:tab/> * Subscribe the </text:span><text:span text:style-name="T60">{@link PushStream}</text:span><text:span text:style-name="T56"> to the given topic with a certain quality of service</text:span></text:p>
      <text:p text:style-name="P79"><text:span text:style-name="T56"><text:tab/> * </text:span><text:span text:style-name="T66">@param</text:span><text:span text:style-name="T56"> topic the message topic to subscribe</text:span></text:p>
      <text:p text:style-name="P79"><text:span text:style-name="T56"><text:tab/> * </text:span><text:span text:style-name="T66">@param</text:span><text:span text:style-name="T56"> context the optional properties in the context</text:span></text:p>
      <text:p text:style-name="P79"><text:span text:style-name="T56"><text:tab/> * </text:span><text:span text:style-name="T66">@return</text:span><text:span text:style-name="T56"> a </text:span><text:span text:style-name="T60">{@link PushStream}</text:span><text:span text:style-name="T56"> instance for the given topic</text:span></text:p>
      <text:p text:style-name="P79"><text:span text:style-name="T56"><text:tab/> */</text:span></text:p>
      <text:p text:style-name="P79"><text:span text:style-name="T22"><text:tab/></text:span><text:span text:style-name="T53">public</text:span><text:span text:style-name="T22"> PushStream&lt;Message&gt; subscribe(MessageContext </text:span><text:span text:style-name="T74">context</text:span><text:span text:style-name="T22">);</text:span></text:p>
      <text:p text:style-name="P79"><text:span text:style-name="T22"><text:tab/></text:span></text:p>
      <text:p text:style-name="P79"><text:span text:style-name="T22"><text:tab/></text:span><text:span text:style-name="T56">/**</text:span></text:p>
      <text:p text:style-name="P79"><text:span text:style-name="T56"><text:tab/> * Subscribe for single answer on a request</text:span></text:p>
      <text:p text:style-name="P79"><text:span text:style-name="T56"><text:tab/> * </text:span><text:span text:style-name="T66">@param</text:span><text:span text:style-name="T56"> requestMessage the request message</text:span></text:p>
      <text:p text:style-name="P79"><text:span text:style-name="T56"><text:tab/> * </text:span><text:span text:style-name="T66">@return</text:span><text:span text:style-name="T56"> the </text:span><text:span text:style-name="T60">{@link Promise}</text:span><text:span text:style-name="T56"> that is resolved, when the answer message has arrived</text:span></text:p>
      <text:p text:style-name="P79"><text:span text:style-name="T56"><text:tab/> */</text:span></text:p>
      <text:p text:style-name="P79"><text:span text:style-name="T22"><text:tab/></text:span><text:span text:style-name="T53">public</text:span><text:span text:style-name="T22"> Promise&lt;Message&gt; subscribeForRequest(Message </text:span><text:span text:style-name="T74">requestMessage</text:span><text:span text:style-name="T22">);</text:span></text:p>
      <text:p text:style-name="P79"><text:span text:style-name="T22"><text:tab/></text:span></text:p>
      <text:p text:style-name="P79"><text:span text:style-name="T22"><text:tab/></text:span><text:span text:style-name="T56">/**</text:span></text:p>
      <text:p text:style-name="P79"><text:span text:style-name="T56"><text:tab/> * Subscribe for single answer on a reply</text:span><text:span text:style-name="T68">-</text:span><text:span text:style-name="T56">to request</text:span></text:p>
      <text:p text:style-name="P79"><text:span text:style-name="T56"><text:tab/> * </text:span><text:span text:style-name="T66">@param</text:span><text:span text:style-name="T56"> message the request message</text:span></text:p>
      <text:p text:style-name="P79"><text:span text:style-name="T56"><text:tab/> * </text:span><text:span text:style-name="T66">@param</text:span><text:span text:style-name="T56"> subscriptionContext the optional properties in the context for the subscription</text:span></text:p>
      <text:p text:style-name="P79"><text:span text:style-name="T56"><text:tab/> * </text:span><text:span text:style-name="T66">@return</text:span><text:span text:style-name="T56"> the </text:span><text:span text:style-name="T60">{@link Promise}</text:span><text:span text:style-name="T56"> that is resolved, when the answer has arrived</text:span></text:p>
      <text:p text:style-name="P79"><text:span text:style-name="T56"><text:tab/> */</text:span></text:p>
      <text:p text:style-name="P79"><text:span text:style-name="T22"><text:tab/></text:span><text:span text:style-name="T53">public</text:span><text:span text:style-name="T22"> Promise&lt;Message&gt; subscribeForRequest(Message </text:span><text:span text:style-name="T74">requestMessage</text:span><text:span text:style-name="T22">, MessageContext </text:span><text:span text:style-name="T74">subscriptionContext</text:span><text:span text:style-name="T22">);</text:span></text:p>
      <text:p text:style-name="P79"><text:span text:style-name="T22"><text:tab/></text:span></text:p>
      <text:p text:style-name="P79"><text:span text:style-name="T22"><text:tab/></text:span><text:span text:style-name="T56">/**</text:span></text:p>
      <text:p text:style-name="P79"><text:span text:style-name="T56"><text:tab/> * Subscribe for multiple answers on a reply</text:span><text:span text:style-name="T68">-</text:span><text:span text:style-name="T56">to request. This call is similar to the simple subscription on a</text:span></text:p>
      <text:p text:style-name="P79"><text:span text:style-name="T56"><text:tab/> * topic. This request message contains parameters for the subscription</text:span></text:p>
      <text:p text:style-name="P79"><text:span text:style-name="T56"><text:tab/> * </text:span><text:span text:style-name="T66">@param</text:span><text:span text:style-name="T56"> requestMessage the request message</text:span></text:p>
      <text:p text:style-name="P79"><text:span text:style-name="T56"><text:tab/> * </text:span><text:span text:style-name="T66">@param</text:span><text:span text:style-name="T56"> subscriptionContext the optional properties in the context for the subscription</text:span></text:p>
      <text:p text:style-name="P79"><text:span text:style-name="T56"><text:tab/> * </text:span><text:span text:style-name="T66">@return</text:span><text:span text:style-name="T56"> the </text:span><text:span text:style-name="T60">{@link PushStream}</text:span><text:span text:style-name="T56"> for the answer stream</text:span></text:p>
      <text:p text:style-name="P79"><text:span text:style-name="T56"><text:tab/> */</text:span></text:p>
      <text:p text:style-name="P79"><text:span text:style-name="T22"><text:tab/></text:span><text:span text:style-name="T53">public</text:span><text:span text:style-name="T22"> PushStream&lt;Message&gt; subscribeStreamForRequest(Message </text:span><text:span text:style-name="T74">requestMessage</text:span><text:span text:style-name="T22">, MessageContext </text:span><text:span text:style-name="T74">subscriptionContext</text:span><text:span text:style-name="T22">);</text:span></text:p>
      <text:p text:style-name="P80"/>
      <text:p text:style-name="P61">}</text:p>
      <text:p text:style-name="P61"/>
      <text:h text:style-name="Heading_20_3" text:outline-level="3">Simple Subscription</text:h>
      <text:p text:style-name="Body">The most common use-case for messaging is a simple subscription to a channel. The first two `subscribe` methods cover this case. The subscription configuration can be handed over by providing the <text:span text:style-name="T116">MessageContext</text:span> instance.</text:p>
      <text:p text:style-name="P70"><text:soft-page-break/><text:span text:style-name="T22">MessageSubscription </text:span><text:span text:style-name="T74">subscription</text:span><text:span text:style-name="T22"> = </text:span><text:span text:style-name="T53">...</text:span><text:span text:style-name="T22">;</text:span></text:p>
      <text:p text:style-name="P79"><text:span text:style-name="T22">PushStream&lt;Message&gt; </text:span><text:span text:style-name="T74">ps</text:span><text:span text:style-name="T22"> = </text:span><text:span text:style-name="T75">subscription</text:span><text:span text:style-name="T22">.subscribe(</text:span><text:span text:style-name="T123">"foo-topic"</text:span><text:span text:style-name="T22">);</text:span></text:p>
      <text:p text:style-name="P70"><text:span text:style-name="T74">ps.forEach((m)→doSomething(m));</text:span></text:p>
      <text:p text:style-name="P70"><text:span text:style-name="T22"/></text:p>
      <text:p text:style-name="P71"><text:span text:style-name="T22"/></text:p>
      <text:p text:style-name="P71"><text:span text:style-name="T22"/></text:p>
      <text:p text:style-name="P70"><text:span text:style-name="T22">MessageContextBuilder </text:span><text:span text:style-name="T74">mcb</text:span><text:span text:style-name="T22"> = ...;</text:span></text:p>
      <text:p text:style-name="P79"><text:span text:style-name="T22">MessageContext </text:span><text:span text:style-name="T74">ctx</text:span><text:span text:style-name="T22"> = </text:span><text:span text:style-name="T74">mcb</text:span><text:span text:style-name="T22">.channel(</text:span><text:span text:style-name="T123">"foo-topic"</text:span><text:span text:style-name="T22">).buildContext();</text:span></text:p>
      <text:p text:style-name="P79"><text:span text:style-name="T22"><text:tab/><text:tab/></text:span></text:p>
      <text:p text:style-name="P79"><text:span text:style-name="T22">MessageSubscription </text:span><text:span text:style-name="T74">subscription</text:span><text:span text:style-name="T22"> = </text:span><text:span text:style-name="T53">null</text:span><text:span text:style-name="T22">;</text:span></text:p>
      <text:p text:style-name="P79"><text:span text:style-name="T22">PushStream&lt;Message&gt; </text:span><text:span text:style-name="T74">ps</text:span><text:span text:style-name="T22"> = </text:span><text:span text:style-name="T75">subscription</text:span><text:span text:style-name="T22">.subscribe(</text:span><text:span text:style-name="T74">ctx</text:span><text:span text:style-name="T22">);</text:span></text:p>
      <text:p text:style-name="P70"><text:span text:style-name="T74">ps.forEach((m)→doSomething(m));</text:span></text:p>
      <text:p text:style-name="Standard"><text:span text:style-name="T73"/></text:p>
      <text:h text:style-name="Heading_20_3" text:outline-level="3">Reply-To Subscription</text:h>
      <text:p text:style-name="P127">Another use-case for a subscription is the reply-to scenario. Following a asynchronous request-response pattern. Because there are two sides in the reply-to scenario, the provided methods cover the side that provides the request and waits for at least one answer.</text:p>
      <text:p text:style-name="P127">The second side, where a worker receives an request and has to create the answer is covered in an own section.</text:p>
      <text:p text:style-name="P71"><text:span text:style-name="T22">MessageBuilder </text:span><text:span text:style-name="T74">mb</text:span><text:span text:style-name="T22"> = ...;</text:span></text:p>
      <text:p text:style-name="P79"><text:span text:style-name="T22">MessageContext </text:span><text:span text:style-name="T74">ctx</text:span><text:span text:style-name="T22"> = </text:span><text:span text:style-name="T74">mb</text:span><text:span text:style-name="T22">.channel(</text:span><text:span text:style-name="T123">"foo-topic"</text:span><text:span text:style-name="T22">)</text:span></text:p>
      <text:p text:style-name="P79"><text:span text:style-name="T22"><text:tab/><text:tab/>.correlationId(</text:span><text:span text:style-name="T123">"1234"</text:span><text:span text:style-name="T22">)</text:span></text:p>
      <text:p text:style-name="P79"><text:span text:style-name="T22"><text:tab/><text:tab/>.replyTo(</text:span><text:span text:style-name="T123">"bar-topic"</text:span><text:span text:style-name="T22">)</text:span></text:p>
      <text:p text:style-name="P79"><text:span text:style-name="T22"><text:tab/><text:tab/>.buildContext();</text:span></text:p>
      <text:p text:style-name="P79"><text:span text:style-name="T22"><text:tab/></text:span></text:p>
      <text:p text:style-name="P79"><text:span text:style-name="T22">Message </text:span><text:span text:style-name="T74">request</text:span><text:span text:style-name="T22"> = </text:span><text:span text:style-name="T74">mb</text:span><text:span text:style-name="T22">.content(ByteBuffer.</text:span><text:span text:style-name="T30">wrap</text:span><text:span text:style-name="T22">(</text:span><text:span text:style-name="T123">"Foo"</text:span><text:span text:style-name="T22">.getBytes())).buildMessage();;</text:span></text:p>
      <text:p text:style-name="P79"><text:span text:style-name="T22">MessageSubscription </text:span><text:span text:style-name="T74">subscription</text:span><text:span text:style-name="T22"> = </text:span><text:span text:style-name="T53">...</text:span><text:span text:style-name="T22">;</text:span></text:p>
      <text:p text:style-name="P79"><text:span text:style-name="T22">Promise&lt;Message&gt; </text:span><text:span text:style-name="T74">ps</text:span><text:span text:style-name="T22"> = </text:span><text:span text:style-name="T75">subscription</text:span><text:span text:style-name="T22">.subscribeForRequest(</text:span><text:span text:style-name="T74">request</text:span><text:span text:style-name="T22">, </text:span><text:span text:style-name="T74">ctx</text:span><text:span text:style-name="T22">);</text:span></text:p>
      <text:p text:style-name="P71"><text:span text:style-name="T74">ps</text:span><text:span text:style-name="T22">.onSuccess((</text:span><text:span text:style-name="T74">m</text:span><text:span text:style-name="T22">)-&gt;doSomething(</text:span><text:span text:style-name="T74">m</text:span><text:span text:style-name="T22">));</text:span></text:p>
      <text:p text:style-name="P127">The example above send the given request message to the <text:span text:style-name="T116">foo-topic</text:span> using the correlation id. The response is expected to arrive on the <text:span text:style-name="T117">b</text:span><text:span text:style-name="T116">ar-topic</text:span>. The returned Promise will resolve as soon as the answer arrives on <text:span text:style-name="T116">bar-topic</text:span>. The implementation is responsible to subscribe on the reply-to channel and publish the message to the defined channel. </text:p>
      <text:p text:style-name="P127">It is also expected that the implementation un-subscribes from the reply-to channel as soon as the answer arrives or an error oc<text:span text:style-name="T124">c</text:span>ur<text:span text:style-name="T124">s</text:span>.</text:p>
      <text:p text:style-name="P127">There is a second reply-to behavior. Where the request is sent to the channel, but the response is expected to be a stream. This is like subscribing on a channel with parameters:</text:p>
      <text:p text:style-name="P71"><text:span text:style-name="T22">MessageBuilder </text:span><text:span text:style-name="T74">mb</text:span><text:span text:style-name="T22"> = ...;</text:span></text:p>
      <text:p text:style-name="P79"><text:span text:style-name="T22">MessageContext </text:span><text:span text:style-name="T74">ctx</text:span><text:span text:style-name="T22"> = </text:span><text:span text:style-name="T74">mb</text:span><text:span text:style-name="T22">.channel(</text:span><text:span text:style-name="T123">"foo-topic"</text:span><text:span text:style-name="T22">)</text:span></text:p>
      <text:p text:style-name="P79"><text:span text:style-name="T22"><text:tab/><text:tab/>.correlationId(</text:span><text:span text:style-name="T123">"1234"</text:span><text:span text:style-name="T22">)</text:span></text:p>
      <text:p text:style-name="P79"><text:span text:style-name="T22"><text:tab/><text:tab/>.replyTo(</text:span><text:span text:style-name="T123">"bar-topic"</text:span><text:span text:style-name="T22">)</text:span></text:p>
      <text:p text:style-name="P79"><text:span text:style-name="T22"><text:tab/><text:tab/>.buildContext();</text:span></text:p>
      <text:p text:style-name="P79"><text:span text:style-name="T22"><text:tab/><text:tab/></text:span></text:p>
      <text:p text:style-name="P79"><text:span text:style-name="T22">Message </text:span><text:span text:style-name="T74">request</text:span><text:span text:style-name="T22"> = </text:span><text:span text:style-name="T74">mb</text:span><text:span text:style-name="T22">.content(ByteBuffer.</text:span><text:span text:style-name="T30">wrap</text:span><text:span text:style-name="T22">(</text:span><text:span text:style-name="T123">"Foo"</text:span><text:span text:style-name="T22">.getBytes())).buildMessage();;</text:span></text:p>
      <text:p text:style-name="P79"><text:span text:style-name="T22">MessageSubscription </text:span><text:span text:style-name="T74">subscription</text:span><text:span text:style-name="T22"> = </text:span><text:span text:style-name="T53">...</text:span><text:span text:style-name="T22">;</text:span></text:p>
      <text:p text:style-name="P79"><text:span text:style-name="T22">Promise&lt;Message&gt; </text:span><text:span text:style-name="T74">ps</text:span><text:span text:style-name="T22"> = </text:span><text:span text:style-name="T75">subscription</text:span><text:span text:style-name="T22">.subscribeForRequest(</text:span><text:span text:style-name="T74">request</text:span><text:span text:style-name="T22">, </text:span><text:span text:style-name="T74">ctx</text:span><text:span text:style-name="T22">);</text:span></text:p>
      <text:p text:style-name="P70"><text:span text:style-name="T76">ps.onSuccess((m)→doSomething(m));</text:span></text:p>
      <text:p text:style-name="Standard"><text:span text:style-name="T25"/></text:p>
      <text:h text:style-name="Heading_20_3" text:outline-level="3">Acknowledgment and Rejection</text:h>
      <text:p text:style-name="Body">Different implementations support different kinds of handling <text:span text:style-name="T124">acknowledgment.</text:span> There may be reasons to influence the decision, if or when to acknowledge or not. The following two examples show a configuration to add custom logic into the acknowledge or reject process.</text:p>
      <text:p text:style-name="Body">Usually this happens directly when the implementation receives the message. So this logic is called, before messages <text:span text:style-name="T124">where published to the PushEventSource.</text:span></text:p>
      <text:p text:style-name="P70"><text:soft-page-break/><text:span text:style-name="T22">MessageContextBuilder </text:span><text:span text:style-name="T74">mcb</text:span><text:span text:style-name="T22"> = ...;</text:span></text:p>
      <text:p text:style-name="P79"><text:span text:style-name="T22">MessageContext </text:span><text:span text:style-name="T74">ctx</text:span><text:span text:style-name="T22"> = </text:span><text:span text:style-name="T74">mcb</text:span><text:span text:style-name="T22">.channel(</text:span><text:span text:style-name="T123">"foo-topic"</text:span><text:span text:style-name="T22">)</text:span></text:p>
      <text:p text:style-name="P79"><text:span text:style-name="T22"><text:tab/>.autoAcknowledge(</text:span><text:span text:style-name="T53">true</text:span><text:span text:style-name="T22">)</text:span></text:p>
      <text:p text:style-name="P79"><text:span text:style-name="T22"><text:tab/>.filterAcknowledge(</text:span><text:span text:style-name="T53">this</text:span><text:span text:style-name="T22">::isGoodMessage)</text:span></text:p>
      <text:p text:style-name="P79"><text:span text:style-name="T22"><text:tab/>.postAcknowledge((</text:span><text:span text:style-name="T74">m</text:span><text:span text:style-name="T22">)-&gt;System.</text:span><text:span text:style-name="T65">out</text:span><text:span text:style-name="T22">.println(</text:span><text:span text:style-name="T123">"Store Acknowledged Message"</text:span><text:span text:style-name="T22">))</text:span></text:p>
      <text:p text:style-name="P79"><text:span text:style-name="T22"><text:tab/>.postReject((</text:span><text:span text:style-name="T74">m</text:span><text:span text:style-name="T22">)-&gt;System.</text:span><text:span text:style-name="T65">out</text:span><text:span text:style-name="T22">.println(</text:span><text:span text:style-name="T123">"Log Rejected Message"</text:span><text:span text:style-name="T22">))</text:span></text:p>
      <text:p text:style-name="P79"><text:span text:style-name="T22"><text:tab/>.buildContext();</text:span></text:p>
      <text:p text:style-name="P79"><text:span text:style-name="T22"><text:tab/><text:tab/></text:span></text:p>
      <text:p text:style-name="P79"><text:span text:style-name="T22">MessageSubscription </text:span><text:span text:style-name="T74">subscription</text:span><text:span text:style-name="T22"> = </text:span><text:span text:style-name="T53">...</text:span><text:span text:style-name="T22">;</text:span></text:p>
      <text:p text:style-name="P70"><text:span text:style-name="T22">PushStream&lt;Message&gt; </text:span><text:span text:style-name="T75">ps</text:span><text:span text:style-name="T22"> = </text:span><text:span text:style-name="T75">subscription</text:span><text:span text:style-name="T22">.subscribe(</text:span><text:span text:style-name="T74">ctx</text:span><text:span text:style-name="T22">);</text:span></text:p>
      <text:p text:style-name="Body">This configuration uses the automatically <text:span text:style-name="T125">acknowledgment</text:span> or rejection of messages, depending on the result of the provided filter result of <text:span text:style-name="T116">isGoodMessage</text:span> . <text:s/>Right after doing the internal <text:span text:style-name="T125">acknowledgment</text:span> or rejection, the provided <text:span text:style-name="T116">postAcknowledge</text:span> or <text:span text:style-name="T116">postReject</text:span> consumer are called.</text:p>
      <text:p text:style-name="P70"><text:span text:style-name="T22">MessageContextBuilder </text:span><text:span text:style-name="T74">mcb</text:span><text:span text:style-name="T22"> = ...;</text:span></text:p>
      <text:p text:style-name="P79"><text:span text:style-name="T22">MessageContext </text:span><text:span text:style-name="T74">ctx</text:span><text:span text:style-name="T22"> = </text:span><text:span text:style-name="T74">mcb</text:span><text:span text:style-name="T22">.channel(</text:span><text:span text:style-name="T123">"foo-topic"</text:span><text:span text:style-name="T22">)</text:span></text:p>
      <text:p text:style-name="P79"><text:span text:style-name="T22"><text:tab/>.handleAcknowledge((</text:span><text:span text:style-name="T74">m</text:span><text:span text:style-name="T22">)-&gt;{</text:span></text:p>
      <text:p text:style-name="P79"><text:span text:style-name="T22"><text:tab/><text:tab/>MessageContext </text:span><text:span text:style-name="T74">context</text:span><text:span text:style-name="T22"> = </text:span><text:span text:style-name="T74">m</text:span><text:span text:style-name="T22">.getContext();</text:span></text:p>
      <text:p text:style-name="P79"><text:span text:style-name="T22"><text:tab/><text:tab/>AcknowledgeHandler </text:span><text:span text:style-name="T74">h</text:span><text:span text:style-name="T22"> = </text:span><text:span text:style-name="T74">context</text:span><text:span text:style-name="T22">.getAcknowledgeHandler();</text:span></text:p>
      <text:p text:style-name="P79"><text:span text:style-name="T22"><text:tab/><text:tab/></text:span><text:span text:style-name="T53">if</text:span><text:span text:style-name="T22"> (isGoodMessage(</text:span><text:span text:style-name="T74">m</text:span><text:span text:style-name="T22">)) {</text:span></text:p>
      <text:p text:style-name="P79"><text:span text:style-name="T22"><text:tab/><text:tab/><text:tab/></text:span><text:span text:style-name="T74">h</text:span><text:span text:style-name="T22">.acknowledge();</text:span></text:p>
      <text:p text:style-name="P79"><text:span text:style-name="T22"><text:tab/><text:tab/>} </text:span><text:span text:style-name="T53">else</text:span><text:span text:style-name="T22"> {</text:span></text:p>
      <text:p text:style-name="P79"><text:span text:style-name="T22"><text:tab/><text:tab/><text:tab/></text:span><text:span text:style-name="T74">h</text:span><text:span text:style-name="T22">.reject();</text:span></text:p>
      <text:p text:style-name="P79"><text:span text:style-name="T22"><text:tab/><text:tab/>}</text:span></text:p>
      <text:p text:style-name="P79"><text:span text:style-name="T22"><text:tab/>})</text:span></text:p>
      <text:p text:style-name="P79"><text:span text:style-name="T22"><text:tab/>.postAcknowledge((</text:span><text:span text:style-name="T74">m</text:span><text:span text:style-name="T22">)-&gt;System.</text:span><text:span text:style-name="T65">out</text:span><text:span text:style-name="T22">.println(</text:span><text:span text:style-name="T123">"Store Acknowledged Message"</text:span><text:span text:style-name="T22">))</text:span></text:p>
      <text:p text:style-name="P79"><text:span text:style-name="T22"><text:tab/>.postReject((</text:span><text:span text:style-name="T74">m</text:span><text:span text:style-name="T22">)-&gt;System.</text:span><text:span text:style-name="T65">out</text:span><text:span text:style-name="T22">.println(</text:span><text:span text:style-name="T123">"Log Rejected Message"</text:span><text:span text:style-name="T22">))</text:span></text:p>
      <text:p text:style-name="P79"><text:span text:style-name="T22"><text:tab/>.buildContext();</text:span></text:p>
      <text:p text:style-name="P79"><text:span text:style-name="T22"><text:tab/><text:tab/></text:span></text:p>
      <text:p text:style-name="P79"><text:span text:style-name="T22">MessageSubscription </text:span><text:span text:style-name="T74">subscription</text:span><text:span text:style-name="T22"> = </text:span><text:span text:style-name="T53">...</text:span><text:span text:style-name="T22">;</text:span></text:p>
      <text:p text:style-name="P70"><text:span text:style-name="T22">PushStream&lt;Message&gt; </text:span><text:span text:style-name="T75">ps</text:span><text:span text:style-name="T22"> = </text:span><text:span text:style-name="T75">subscription</text:span><text:span text:style-name="T22">.subscribe(</text:span><text:span text:style-name="T74">ctx</text:span><text:span text:style-name="T22">);</text:span></text:p>
      <text:p text:style-name="Body">This configuration uses the <text:span text:style-name="T125">programmatic</text:span> way to decide for <text:span text:style-name="T125">acknowledgment</text:span> or rejection of messages. Right after that, the provided <text:span text:style-name="T116">postAcknowledge</text:span> or <text:span text:style-name="T116">postReject</text:span> consumer are called.</text:p>
      <text:p text:style-name="Body">Sometimes the point of acknowledging needs to be after executing some operation within the PushStream. The following configuration outlines this use case:</text:p>
      <text:p text:style-name="P70"><text:span text:style-name="T22">MessageContextBuilder </text:span><text:span text:style-name="T74">mcb</text:span><text:span text:style-name="T22"> = ...;</text:span></text:p>
      <text:p text:style-name="P79"><text:span text:style-name="T22">MessageContext </text:span><text:span text:style-name="T74">ctx</text:span><text:span text:style-name="T22"> = </text:span><text:span text:style-name="T74">mcb</text:span><text:span text:style-name="T22">.channel(</text:span><text:span text:style-name="T123">"foo-topic"</text:span><text:span text:style-name="T22">)</text:span></text:p>
      <text:p text:style-name="P79"><text:span text:style-name="T22"><text:tab/>.postAcknowledge((</text:span><text:span text:style-name="T74">m</text:span><text:span text:style-name="T22">)-&gt;System.</text:span><text:span text:style-name="T65">out</text:span><text:span text:style-name="T22">.println(</text:span><text:span text:style-name="T123">"Store Acknowledged Message"</text:span><text:span text:style-name="T22">))</text:span></text:p>
      <text:p text:style-name="P79"><text:span text:style-name="T22"><text:tab/>.postReject((</text:span><text:span text:style-name="T74">m</text:span><text:span text:style-name="T22">)-&gt;System.</text:span><text:span text:style-name="T65">out</text:span><text:span text:style-name="T22">.println(</text:span><text:span text:style-name="T123">"Log Rejected Message"</text:span><text:span text:style-name="T22">))</text:span></text:p>
      <text:p text:style-name="P79"><text:span text:style-name="T22"><text:tab/>.buildContext();</text:span></text:p>
      <text:p text:style-name="P79"><text:span text:style-name="T22"><text:tab/><text:tab/></text:span></text:p>
      <text:p text:style-name="P79"><text:span text:style-name="T22">MessageSubscription </text:span><text:span text:style-name="T74">subscription</text:span><text:span text:style-name="T22"> = </text:span><text:span text:style-name="T53">...</text:span><text:span text:style-name="T22">;</text:span></text:p>
      <text:p text:style-name="P79"><text:span text:style-name="T22">PushStream&lt;Message&gt; </text:span><text:span text:style-name="T74">ps</text:span><text:span text:style-name="T22"> = </text:span><text:span text:style-name="T75">subscription</text:span><text:span text:style-name="T22">.subscribe(</text:span><text:span text:style-name="T74">ctx</text:span><text:span text:style-name="T22">);</text:span></text:p>
      <text:p text:style-name="P79"><text:span text:style-name="T74">ps</text:span><text:span text:style-name="T22">.map(</text:span><text:span text:style-name="T53">this</text:span><text:span text:style-name="T22">::doSomething).forEach((</text:span><text:span text:style-name="T74">m</text:span><text:span text:style-name="T22">)-&gt;{</text:span></text:p>
      <text:p text:style-name="P79"><text:span text:style-name="T22"><text:tab/>MessageContext </text:span><text:span text:style-name="T74">context</text:span><text:span text:style-name="T22"> = </text:span><text:span text:style-name="T74">m</text:span><text:span text:style-name="T22">.getContext();</text:span></text:p>
      <text:p text:style-name="P79"><text:span text:style-name="T22"><text:tab/>AcknowledgeHandler </text:span><text:span text:style-name="T74">h</text:span><text:span text:style-name="T22"> = </text:span><text:span text:style-name="T74">context</text:span><text:span text:style-name="T22">.getAcknowledgeHandler();</text:span></text:p>
      <text:p text:style-name="P79"><text:span text:style-name="T22"><text:tab/></text:span><text:span text:style-name="T53">if</text:span><text:span text:style-name="T22"> (isGoodMessage(</text:span><text:span text:style-name="T74">m</text:span><text:span text:style-name="T22">)) {</text:span></text:p>
      <text:p text:style-name="P79"><text:span text:style-name="T22"><text:tab/><text:tab/></text:span><text:span text:style-name="T74">h</text:span><text:span text:style-name="T22">.acknowledge();</text:span></text:p>
      <text:p text:style-name="P79"><text:span text:style-name="T22"><text:tab/>} </text:span><text:span text:style-name="T53">else</text:span><text:span text:style-name="T22"> {</text:span></text:p>
      <text:p text:style-name="P79"><text:span text:style-name="T22"><text:tab/><text:tab/></text:span><text:span text:style-name="T74">h</text:span><text:span text:style-name="T22">.reject();</text:span></text:p>
      <text:p text:style-name="P79"><text:span text:style-name="T22"><text:tab/>}</text:span></text:p>
      <text:p text:style-name="P70"><text:span text:style-name="T22">});</text:span></text:p>
      <text:p text:style-name="Body"/>
      <text:p text:style-name="Body"/>
      <text:h text:style-name="P93" text:outline-level="1"><text:soft-page-break/>Data Transfer Objects</text:h>
      <text:h text:style-name="P91" text:outline-level="2">RuntimeDTO</text:h>
      <text:p text:style-name="P37"/>
      <text:p text:style-name="P57">/**</text:p>
      <text:p text:style-name="P55"><text:s/>* Represents the message runtime DTO</text:p>
      <text:p text:style-name="P55"><text:s/>*</text:p>
      <text:p text:style-name="P55"><text:s/>*/</text:p>
      <text:p text:style-name="P53"><text:span text:style-name="T51">public</text:span><text:span text:style-name="T23"> </text:span><text:span text:style-name="T51">class</text:span><text:span text:style-name="T23"> RuntimeDTO </text:span><text:span text:style-name="T51">extends</text:span><text:span text:style-name="T23"> DTO {</text:span></text:p>
      <text:p text:style-name="P56"><text:tab/></text:p>
      <text:p text:style-name="P53"><text:span text:style-name="T23"><text:tab/></text:span><text:span text:style-name="T57">/**</text:span></text:p>
      <text:p text:style-name="P55"><text:tab/> * The DTO for the corresponding {@code MessageServiceRuntime}. This value is</text:p>
      <text:p text:style-name="P55"><text:tab/> * never {@code null}.</text:p>
      <text:p text:style-name="P55"><text:tab/> */</text:p>
      <text:p text:style-name="P53"><text:span text:style-name="T23"><text:tab/></text:span><text:span text:style-name="T51">public</text:span><text:span text:style-name="T23"> ServiceReferenceDTO<text:tab/><text:tab/></text:span><text:span text:style-name="T63">serviceDTO</text:span><text:span text:style-name="T23">;</text:span></text:p>
      <text:p text:style-name="P54"/>
      <text:p text:style-name="P59">}</text:p>
      <text:p text:style-name="P37"/>
      <text:p text:style-name="P37"/>
      <text:h text:style-name="Heading_20_2" text:outline-level="2">ChannelDTO</text:h>
      <text:p text:style-name="P35">The ChannelDTO describes a channel, which can be a topic or queue. It additionally contains the possibility to define extensions, beside the channel name. This can be information like a rou<text:span text:style-name="T113">t</text:span>ing-key.</text:p>
      <text:p text:style-name="P8">/**</text:p>
      <text:p text:style-name="P53"><text:span text:style-name="T57"><text:s/>* A </text:span><text:span text:style-name="T61">{@link DTO}</text:span><text:span text:style-name="T57"> that defines a channel with the possibility to provide additional</text:span></text:p>
      <text:p text:style-name="P55"><text:s/>* channel information like routing keys.</text:p>
      <text:p text:style-name="P55"><text:s/>*/</text:p>
      <text:p text:style-name="P53"><text:span text:style-name="T51">public</text:span><text:span text:style-name="T23"> </text:span><text:span text:style-name="T51">class</text:span><text:span text:style-name="T23"> ChannelDTO </text:span><text:span text:style-name="T51">extends</text:span><text:span text:style-name="T23"> DTO {</text:span></text:p>
      <text:p text:style-name="P56"><text:tab/></text:p>
      <text:p text:style-name="P53"><text:span text:style-name="T23"><text:tab/></text:span><text:span text:style-name="T57">/**</text:span></text:p>
      <text:p text:style-name="P55"><text:tab/> * The name of the channel</text:p>
      <text:p text:style-name="P55"><text:tab/> */</text:p>
      <text:p text:style-name="P53"><text:span text:style-name="T23"><text:tab/></text:span><text:span text:style-name="T51">public</text:span><text:span text:style-name="T23"> String </text:span><text:span text:style-name="T63">name</text:span><text:span text:style-name="T23">;</text:span></text:p>
      <text:p text:style-name="P56"><text:tab/></text:p>
      <text:p text:style-name="P53"><text:span text:style-name="T23"><text:tab/></text:span><text:span text:style-name="T57">/**</text:span></text:p>
      <text:p text:style-name="P55"><text:tab/> * A possible extension to a channel like a routing key</text:p>
      <text:p text:style-name="P55"><text:tab/> */</text:p>
      <text:p text:style-name="P53"><text:span text:style-name="T23"><text:tab/></text:span><text:span text:style-name="T51">public</text:span><text:span text:style-name="T23"> String </text:span><text:span text:style-name="T63">extension</text:span><text:span text:style-name="T23">;</text:span></text:p>
      <text:p text:style-name="P56"><text:tab/></text:p>
      <text:p text:style-name="P9">}</text:p>
      <text:h text:style-name="P92" text:outline-level="1"><text:soft-page-break/>Javadoc</text:h>
      <text:p text:style-name="P38"><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92" text:outline-level="1">Considered Alternatives</text:h>
      <text:p text:style-name="P16">For posterity, record the design alternatives that were considered but rejected along with the reason for rejection. This is especially important for external/earlier solutions that were deemed not applicable.</text:p>
      <text:h text:style-name="P92" text:outline-level="1">Security Considerations</text:h>
      <text:p text:style-name="P16">Description of all known vulnerabilities this may either introduce or address as well as scenarios of how the weaknesses could be circumvented.</text:p>
      <text:h text:style-name="P92" text:outline-level="1">Document Support</text:h>
      <text:h text:style-name="P83" text:outline-level="2">References</text:h>
      <text:list xml:id="list2405326965" text:style-name="WW8Num3">
        <text:list-item>
          <text:p text:style-name="P131"><text:span text:style-name="T110">Enterprise Integration Pattern: Designing, Building, and Deploying Messaging Solutions. Gregor Hohpe, Bobby Woolf. ISBN 0-133-06510-7</text:span>.</text:p>
        </text:list-item>
      </text:list>
      <text:p text:style-name="P4"/>
      <text:p text:style-name="P10"><text:soft-page-break/><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83"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43">Name</text:p>
          </table:table-cell>
          <table:table-cell table:style-name="Table2.B1" office:value-type="string">
            <text:p text:style-name="P45">Mark Hoffmann</text:p>
          </table:table-cell>
        </table:table-row>
        <table:table-row table:style-name="Table2.1">
          <table:table-cell table:style-name="Table2.A1" office:value-type="string">
            <text:p text:style-name="P43">Company</text:p>
          </table:table-cell>
          <table:table-cell table:style-name="Table2.B1" office:value-type="string">
            <text:p text:style-name="P44">Data In Motion Consulting GmbH</text:p>
          </table:table-cell>
        </table:table-row>
        <table:table-row table:style-name="Table2.1">
          <table:table-cell table:style-name="Table2.A1" office:value-type="string">
            <text:p text:style-name="P43">Address</text:p>
          </table:table-cell>
          <table:table-cell table:style-name="Table2.B1" office:value-type="string">
            <text:p text:style-name="P44">Kahlaische Strasse 4, 07745 Jena</text:p>
          </table:table-cell>
        </table:table-row>
        <table:table-row table:style-name="Table2.1">
          <table:table-cell table:style-name="Table2.A1" office:value-type="string">
            <text:p text:style-name="P43">Voice</text:p>
          </table:table-cell>
          <table:table-cell table:style-name="Table2.B1" office:value-type="string">
            <text:p text:style-name="P43"/>
          </table:table-cell>
        </table:table-row>
        <table:table-row table:style-name="Table2.1">
          <table:table-cell table:style-name="Table2.A5" office:value-type="string">
            <text:p text:style-name="P47">e-mail</text:p>
          </table:table-cell>
          <table:table-cell table:style-name="Table2.B5" office:value-type="string">
            <text:p text:style-name="P48">m.hoffmann@data-in-motion.biz</text:p>
          </table:table-cell>
        </table:table-row>
      </table:table>
      <text:p text:style-name="P10"/>
      <text:h text:style-name="P83" text:outline-level="2">Acronyms and Abbreviations</text:h>
      <text:p text:style-name="P10"/>
      <text:h text:style-name="P83"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8"><draw:image xlink:href="Pictures/1000020100000427000001D861406D9F1B8C46FE.png" xlink:type="simple" xlink:show="embed" xlink:actuate="onLoad" loext:mime-type="image/png"/></draw:frame><text:tab/><text:user-defined style:data-style-name="N0" text:name="RFC Title">Messaging</text:user-defined><text:tab/>Page <text:page-number text:select-page="current">4</text:page-number><text:s/>of <text:page-count style:num-format="1">19</text:page-count></text:p>
        <text:p text:style-name="Header"/>
        <text:p text:style-name="Header"><text:tab/>Draft<text:tab/> <text:modification-date style:data-style-name="N76">April 23, 2020</text:modification-date></text:p>
      </style:header>
      <style:footer>
        <text:p text:style-name="MP1">Copyright © <text:span text:style-name="MT1">OSGi Alliance </text:span><text:span text:style-name="MT1"><text:modification-date style:data-style-name="N107">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20</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16:05:31.869113983</meta:creation-date>
    <meta:editing-cycles>42</meta:editing-cycles>
    <meta:editing-duration>P1DT43M45S</meta:editing-duration>
    <meta:initial-creator>David Bosschaert</meta:initial-creator>
    <dc:date>2020-04-23T20:25:45.422969776</dc:date>
    <dc:title>Resource Encoding For Java Modles</dc:title>
    <meta:document-statistic meta:table-count="2" meta:image-count="2" meta:object-count="0" meta:page-count="19" meta:paragraph-count="597" meta:word-count="5418" meta:character-count="37867" meta:non-whitespace-character-count="32428"/>
    <meta:user-defined meta:name="Info"/>
    <meta:user-defined meta:name="Info 3"/>
    <meta:user-defined meta:name="Info 4"/>
    <meta:user-defined meta:name="RFC Title">Messaging</meta:user-defined>
  </office:meta>
</office:document-meta>
</file>